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aggettivo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estarda</text:p>
          </table:table-cell>
          <table:table-cell office:value-type="string" calcext:value-type="string">
            <text:p>sicilia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estarda</text:p>
          </table:table-cell>
          <table:table-cell office:value-type="string" calcext:value-type="string">
            <text:p>parmigia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estarda</text:p>
          </table:table-cell>
          <table:table-cell office:value-type="string" calcext:value-type="string">
            <text:p>italian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starda</text:p>
          </table:table-cell>
          <table:table-cell office:value-type="string" calcext:value-type="string">
            <text:p>dialett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veglia</text:p>
          </table:table-cell>
          <table:table-cell office:value-type="string" calcext:value-type="string">
            <text:p>sicili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veglia</text:p>
          </table:table-cell>
          <table:table-cell office:value-type="string" calcext:value-type="string">
            <text:p>parmigi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veglia</text:p>
          </table:table-cell>
          <table:table-cell office:value-type="string" calcext:value-type="string">
            <text:p>italian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veglia</text:p>
          </table:table-cell>
          <table:table-cell office:value-type="string" calcext:value-type="string">
            <text:p>dialet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upida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upida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upida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upida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rca</text:p>
          </table:table-cell>
          <table:table-cell office:value-type="string" calcext:value-type="string">
            <text:p>sicili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orca</text:p>
          </table:table-cell>
          <table:table-cell office:value-type="string" calcext:value-type="string">
            <text:p>parmigia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orca</text:p>
          </table:table-cell>
          <table:table-cell office:value-type="string" calcext:value-type="string">
            <text:p>italia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orca</text:p>
          </table:table-cell>
          <table:table-cell office:value-type="string" calcext:value-type="string">
            <text:p>dialett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ospettosa</text:p>
          </table:table-cell>
          <table:table-cell office:value-type="string" calcext:value-type="string">
            <text:p>sicilian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ospettosa</text:p>
          </table:table-cell>
          <table:table-cell office:value-type="string" calcext:value-type="string">
            <text:p>parmigian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ospettosa</text:p>
          </table:table-cell>
          <table:table-cell office:value-type="string" calcext:value-type="string">
            <text:p>italian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ospettosa</text:p>
          </table:table-cell>
          <table:table-cell office:value-type="string" calcext:value-type="string">
            <text:p>dialett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ofisticata</text:p>
          </table:table-cell>
          <table:table-cell office:value-type="string" calcext:value-type="string">
            <text:p>sici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ofisticata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ofisticata</text:p>
          </table:table-cell>
          <table:table-cell office:value-type="string" calcext:value-type="string">
            <text:p>italian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isticata</text:p>
          </table:table-cell>
          <table:table-cell office:value-type="string" calcext:value-type="string">
            <text:p>dialet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ilenziosa</text:p>
          </table:table-cell>
          <table:table-cell office:value-type="string" calcext:value-type="string">
            <text:p>sici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ilenziosa</text:p>
          </table:table-cell>
          <table:table-cell office:value-type="string" calcext:value-type="string">
            <text:p>parmig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lenziosa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ilenziosa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nsibile</text:p>
          </table:table-cell>
          <table:table-cell office:value-type="string" calcext:value-type="string">
            <text:p>sicilia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nsibile</text:p>
          </table:table-cell>
          <table:table-cell office:value-type="string" calcext:value-type="string">
            <text:p>parmigi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nsibile</text:p>
          </table:table-cell>
          <table:table-cell office:value-type="string" calcext:value-type="string">
            <text:p>italia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nsibile</text:p>
          </table:table-cell>
          <table:table-cell office:value-type="string" calcext:value-type="string">
            <text:p>dialett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cortese</text:p>
          </table:table-cell>
          <table:table-cell office:value-type="string" calcext:value-type="string">
            <text:p>sicilian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cortese</text:p>
          </table:table-cell>
          <table:table-cell office:value-type="string" calcext:value-type="string">
            <text:p>parmigia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cortese</text:p>
          </table:table-cell>
          <table:table-cell office:value-type="string" calcext:value-type="string">
            <text:p>italia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cortese</text:p>
          </table:table-cell>
          <table:table-cell office:value-type="string" calcext:value-type="string">
            <text:p>dialett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morosa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morosa</text:p>
          </table:table-cell>
          <table:table-cell office:value-type="string" calcext:value-type="string">
            <text:p>parmig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morosa</text:p>
          </table:table-cell>
          <table:table-cell office:value-type="string" calcext:value-type="string">
            <text:p>ita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morosa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itardataria</text:p>
          </table:table-cell>
          <table:table-cell office:value-type="string" calcext:value-type="string">
            <text:p>sici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itardataria</text:p>
          </table:table-cell>
          <table:table-cell office:value-type="string" calcext:value-type="string">
            <text:p>parmigia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itardataria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tardataria</text:p>
          </table:table-cell>
          <table:table-cell office:value-type="string" calcext:value-type="string">
            <text:p>dialet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iservata</text:p>
          </table:table-cell>
          <table:table-cell office:value-type="string" calcext:value-type="string">
            <text:p>sicili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iservata</text:p>
          </table:table-cell>
          <table:table-cell office:value-type="string" calcext:value-type="string">
            <text:p>parmigia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iservata</text:p>
          </table:table-cell>
          <table:table-cell office:value-type="string" calcext:value-type="string">
            <text:p>itali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iservata</text:p>
          </table:table-cell>
          <table:table-cell office:value-type="string" calcext:value-type="string">
            <text:p>dialet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lita</text:p>
          </table:table-cell>
          <table:table-cell office:value-type="string" calcext:value-type="string">
            <text:p>sici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lita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lita</text:p>
          </table:table-cell>
          <table:table-cell office:value-type="string" calcext:value-type="string">
            <text:p>ita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lita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rogressista</text:p>
          </table:table-cell>
          <table:table-cell office:value-type="string" calcext:value-type="string">
            <text:p>sici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rogressista</text:p>
          </table:table-cell>
          <table:table-cell office:value-type="string" calcext:value-type="string">
            <text:p>parmig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rogressista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rogressista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ecisa</text:p>
          </table:table-cell>
          <table:table-cell office:value-type="string" calcext:value-type="string">
            <text:p>sicil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ecisa</text:p>
          </table:table-cell>
          <table:table-cell office:value-type="string" calcext:value-type="string">
            <text:p>parmig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ecisa</text:p>
          </table:table-cell>
          <table:table-cell office:value-type="string" calcext:value-type="string">
            <text:p>ita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cisa</text:p>
          </table:table-cell>
          <table:table-cell office:value-type="string" calcext:value-type="string">
            <text:p>dialet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ratica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ratica</text:p>
          </table:table-cell>
          <table:table-cell office:value-type="string" calcext:value-type="string">
            <text:p>parmig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ratica</text:p>
          </table:table-cell>
          <table:table-cell office:value-type="string" calcext:value-type="string">
            <text:p>italia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atica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igra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igra</text:p>
          </table:table-cell>
          <table:table-cell office:value-type="string" calcext:value-type="string">
            <text:p>parmig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igra</text:p>
          </table:table-cell>
          <table:table-cell office:value-type="string" calcext:value-type="string">
            <text:p>ita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igra</text:p>
          </table:table-cell>
          <table:table-cell office:value-type="string" calcext:value-type="string">
            <text:p>diale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sici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dialet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rdinata</text:p>
          </table:table-cell>
          <table:table-cell office:value-type="string" calcext:value-type="string">
            <text:p>sici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rdinata</text:p>
          </table:table-cell>
          <table:table-cell office:value-type="string" calcext:value-type="string">
            <text:p>parmig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rdinata</text:p>
          </table:table-cell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ordinata</text:p>
          </table:table-cell>
          <table:table-cell office:value-type="string" calcext:value-type="string">
            <text:p>dialet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sta</text:p>
          </table:table-cell>
          <table:table-cell office:value-type="string" calcext:value-type="string">
            <text:p>sici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sta</text:p>
          </table:table-cell>
          <table:table-cell office:value-type="string" calcext:value-type="string">
            <text:p>parmig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sta</text:p>
          </table:table-cell>
          <table:table-cell office:value-type="string" calcext:value-type="string">
            <text:p>itali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sta</text:p>
          </table:table-cell>
          <table:table-cell office:value-type="string" calcext:value-type="string">
            <text:p>dialet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iosa</text:p>
          </table:table-cell>
          <table:table-cell office:value-type="string" calcext:value-type="string">
            <text:p>sici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iosa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iosa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iosa</text:p>
          </table:table-cell>
          <table:table-cell office:value-type="string" calcext:value-type="string">
            <text:p>dialet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leducata</text:p>
          </table:table-cell>
          <table:table-cell office:value-type="string" calcext:value-type="string">
            <text:p>sicilian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leducata</text:p>
          </table:table-cell>
          <table:table-cell office:value-type="string" calcext:value-type="string">
            <text:p>parmigian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leducata</text:p>
          </table:table-cell>
          <table:table-cell office:value-type="string" calcext:value-type="string">
            <text:p>italian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leducata</text:p>
          </table:table-cell>
          <table:table-cell office:value-type="string" calcext:value-type="string">
            <text:p>dialett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eale</text:p>
          </table:table-cell>
          <table:table-cell office:value-type="string" calcext:value-type="string">
            <text:p>sicil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eale</text:p>
          </table:table-cell>
          <table:table-cell office:value-type="string" calcext:value-type="string">
            <text:p>parmig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eale</text:p>
          </table:table-cell>
          <table:table-cell office:value-type="string" calcext:value-type="string">
            <text:p>ita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eale</text:p>
          </table:table-cell>
          <table:table-cell office:value-type="string" calcext:value-type="string">
            <text:p>dialet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rascibile</text:p>
          </table:table-cell>
          <table:table-cell office:value-type="string" calcext:value-type="string">
            <text:p>sicilia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rascibile</text:p>
          </table:table-cell>
          <table:table-cell office:value-type="string" calcext:value-type="string">
            <text:p>parmig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rascibile</text:p>
          </table:table-cell>
          <table:table-cell office:value-type="string" calcext:value-type="string">
            <text:p>italia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rascibile</text:p>
          </table:table-cell>
          <table:table-cell office:value-type="string" calcext:value-type="string">
            <text:p>dialett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ntelligente</text:p>
          </table:table-cell>
          <table:table-cell office:value-type="string" calcext:value-type="string">
            <text:p>sicil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ntelligente</text:p>
          </table:table-cell>
          <table:table-cell office:value-type="string" calcext:value-type="string">
            <text:p>parmigi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telligente</text:p>
          </table:table-cell>
          <table:table-cell office:value-type="string" calcext:value-type="string">
            <text:p>ita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ntelligente</text:p>
          </table:table-cell>
          <table:table-cell office:value-type="string" calcext:value-type="string">
            <text:p>dialet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inesperta</text:p>
          </table:table-cell>
          <table:table-cell office:value-type="string" calcext:value-type="string">
            <text:p>sicilian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nesperta</text:p>
          </table:table-cell>
          <table:table-cell office:value-type="string" calcext:value-type="string">
            <text:p>parmigian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nesperta</text:p>
          </table:table-cell>
          <table:table-cell office:value-type="string" calcext:value-type="string">
            <text:p>italian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esperta</text:p>
          </table:table-cell>
          <table:table-cell office:value-type="string" calcext:value-type="string">
            <text:p>dialett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ncostante</text:p>
          </table:table-cell>
          <table:table-cell office:value-type="string" calcext:value-type="string">
            <text:p>sicili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ncostante</text:p>
          </table:table-cell>
          <table:table-cell office:value-type="string" calcext:value-type="string">
            <text:p>parmigia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ncostante</text:p>
          </table:table-cell>
          <table:table-cell office:value-type="string" calcext:value-type="string">
            <text:p>italia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ncostante</text:p>
          </table:table-cell>
          <table:table-cell office:value-type="string" calcext:value-type="string">
            <text:p>dialet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gnorante</text:p>
          </table:table-cell>
          <table:table-cell office:value-type="string" calcext:value-type="string">
            <text:p>sicili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gnorante</text:p>
          </table:table-cell>
          <table:table-cell office:value-type="string" calcext:value-type="string">
            <text:p>parmigia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gnorante</text:p>
          </table:table-cell>
          <table:table-cell office:value-type="string" calcext:value-type="string">
            <text:p>itali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gnorante</text:p>
          </table:table-cell>
          <table:table-cell office:value-type="string" calcext:value-type="string">
            <text:p>dialet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sicil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italia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dialet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enerosa</text:p>
          </table:table-cell>
          <table:table-cell office:value-type="string" calcext:value-type="string">
            <text:p>sicil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enerosa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enerosa</text:p>
          </table:table-cell>
          <table:table-cell office:value-type="string" calcext:value-type="string">
            <text:p>ita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enerosa</text:p>
          </table:table-cell>
          <table:table-cell office:value-type="string" calcext:value-type="string">
            <text:p>dialet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urba</text:p>
          </table:table-cell>
          <table:table-cell office:value-type="string" calcext:value-type="string">
            <text:p>sici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urba</text:p>
          </table:table-cell>
          <table:table-cell office:value-type="string" calcext:value-type="string">
            <text:p>parmig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urba</text:p>
          </table:table-cell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urba</text:p>
          </table:table-cell>
          <table:table-cell office:value-type="string" calcext:value-type="string">
            <text:p>dialet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edda</text:p>
          </table:table-cell>
          <table:table-cell office:value-type="string" calcext:value-type="string">
            <text:p>sici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edda</text:p>
          </table:table-cell>
          <table:table-cell office:value-type="string" calcext:value-type="string">
            <text:p>parmig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dda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edda</text:p>
          </table:table-cell>
          <table:table-cell office:value-type="string" calcext:value-type="string">
            <text:p>diale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edele</text:p>
          </table:table-cell>
          <table:table-cell office:value-type="string" calcext:value-type="string">
            <text:p>sicil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edele</text:p>
          </table:table-cell>
          <table:table-cell office:value-type="string" calcext:value-type="string">
            <text:p>parmig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edele</text:p>
          </table:table-cell>
          <table:table-cell office:value-type="string" calcext:value-type="string">
            <text:p>italia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edele</text:p>
          </table:table-cell>
          <table:table-cell office:value-type="string" calcext:value-type="string">
            <text:p>dialet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ergica</text:p>
          </table:table-cell>
          <table:table-cell office:value-type="string" calcext:value-type="string">
            <text:p>sici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ergica</text:p>
          </table:table-cell>
          <table:table-cell office:value-type="string" calcext:value-type="string">
            <text:p>parmigi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ergica</text:p>
          </table:table-cell>
          <table:table-cell office:value-type="string" calcext:value-type="string">
            <text:p>italia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ergica</text:p>
          </table:table-cell>
          <table:table-cell office:value-type="string" calcext:value-type="string">
            <text:p>dialett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fficiente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fficiente</text:p>
          </table:table-cell>
          <table:table-cell office:value-type="string" calcext:value-type="string">
            <text:p>parmig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fficiente</text:p>
          </table:table-cell>
          <table:table-cell office:value-type="string" calcext:value-type="string">
            <text:p>ita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fficiente</text:p>
          </table:table-cell>
          <table:table-cell office:value-type="string" calcext:value-type="string">
            <text:p>dialet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ducata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ducata</text:p>
          </table:table-cell>
          <table:table-cell office:value-type="string" calcext:value-type="string">
            <text:p>parmig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ducata</text:p>
          </table:table-cell>
          <table:table-cell office:value-type="string" calcext:value-type="string">
            <text:p>itali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ducata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vertente</text:p>
          </table:table-cell>
          <table:table-cell office:value-type="string" calcext:value-type="string">
            <text:p>sicilia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vertente</text:p>
          </table:table-cell>
          <table:table-cell office:value-type="string" calcext:value-type="string">
            <text:p>parmigia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vertente</text:p>
          </table:table-cell>
          <table:table-cell office:value-type="string" calcext:value-type="string">
            <text:p>italia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vertente</text:p>
          </table:table-cell>
          <table:table-cell office:value-type="string" calcext:value-type="string">
            <text:p>dialett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istratta</text:p>
          </table:table-cell>
          <table:table-cell office:value-type="string" calcext:value-type="string">
            <text:p>sicilia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istratta</text:p>
          </table:table-cell>
          <table:table-cell office:value-type="string" calcext:value-type="string">
            <text:p>parmigian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istratta</text:p>
          </table:table-cell>
          <table:table-cell office:value-type="string" calcext:value-type="string">
            <text:p>ita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istratta</text:p>
          </table:table-cell>
          <table:table-cell office:value-type="string" calcext:value-type="string">
            <text:p>dialett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sonesta</text:p>
          </table:table-cell>
          <table:table-cell office:value-type="string" calcext:value-type="string">
            <text:p>sici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sonesta</text:p>
          </table:table-cell>
          <table:table-cell office:value-type="string" calcext:value-type="string">
            <text:p>parmigi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isonesta</text:p>
          </table:table-cell>
          <table:table-cell office:value-type="string" calcext:value-type="string">
            <text:p>ita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sonesta</text:p>
          </table:table-cell>
          <table:table-cell office:value-type="string" calcext:value-type="string">
            <text:p>dialet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iretta</text:p>
          </table:table-cell>
          <table:table-cell office:value-type="string" calcext:value-type="string">
            <text:p>sicil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iretta</text:p>
          </table:table-cell>
          <table:table-cell office:value-type="string" calcext:value-type="string">
            <text:p>parmigi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iretta</text:p>
          </table:table-cell>
          <table:table-cell office:value-type="string" calcext:value-type="string">
            <text:p>itali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iretta</text:p>
          </table:table-cell>
          <table:table-cell office:value-type="string" calcext:value-type="string">
            <text:p>dialet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rudele</text:p>
          </table:table-cell>
          <table:table-cell office:value-type="string" calcext:value-type="string">
            <text:p>sicili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rudele</text:p>
          </table:table-cell>
          <table:table-cell office:value-type="string" calcext:value-type="string">
            <text:p>parmigia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rudele</text:p>
          </table:table-cell>
          <table:table-cell office:value-type="string" calcext:value-type="string">
            <text:p>italia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rudele</text:p>
          </table:table-cell>
          <table:table-cell office:value-type="string" calcext:value-type="string">
            <text:p>dialett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reativa</text:p>
          </table:table-cell>
          <table:table-cell office:value-type="string" calcext:value-type="string">
            <text:p>sicili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reativa</text:p>
          </table:table-cell>
          <table:table-cell office:value-type="string" calcext:value-type="string">
            <text:p>parmigi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reativa</text:p>
          </table:table-cell>
          <table:table-cell office:value-type="string" calcext:value-type="string">
            <text:p>italia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reativa</text:p>
          </table:table-cell>
          <table:table-cell office:value-type="string" calcext:value-type="string">
            <text:p>dialett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scienziosa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scienziosa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scienziosa</text:p>
          </table:table-cell>
          <table:table-cell office:value-type="string" calcext:value-type="string">
            <text:p>ita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scienziosa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nvenzionale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onvenzionale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nvenzionale</text:p>
          </table:table-cell>
          <table:table-cell office:value-type="string" calcext:value-type="string">
            <text:p>itali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nvenzionale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nservatrice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nservatrice</text:p>
          </table:table-cell>
          <table:table-cell office:value-type="string" calcext:value-type="string">
            <text:p>parmig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nservatrice</text:p>
          </table:table-cell>
          <table:table-cell office:value-type="string" calcext:value-type="string">
            <text:p>ita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nservatrice</text:p>
          </table:table-cell>
          <table:table-cell office:value-type="string" calcext:value-type="string">
            <text:p>dialet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italia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diale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hiusa</text:p>
          </table:table-cell>
          <table:table-cell office:value-type="string" calcext:value-type="string">
            <text:p>sicilia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iusa</text:p>
          </table:table-cell>
          <table:table-cell office:value-type="string" calcext:value-type="string">
            <text:p>parmig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hiusa</text:p>
          </table:table-cell>
          <table:table-cell office:value-type="string" calcext:value-type="string">
            <text:p>ita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hiusa</text:p>
          </table:table-cell>
          <table:table-cell office:value-type="string" calcext:value-type="string">
            <text:p>dialett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lma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lma</text:p>
          </table:table-cell>
          <table:table-cell office:value-type="string" calcext:value-type="string">
            <text:p>parmig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lma</text:p>
          </table:table-cell>
          <table:table-cell office:value-type="string" calcext:value-type="string">
            <text:p>ita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lma</text:p>
          </table:table-cell>
          <table:table-cell office:value-type="string" calcext:value-type="string">
            <text:p>diale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rillante</text:p>
          </table:table-cell>
          <table:table-cell office:value-type="string" calcext:value-type="string">
            <text:p>sicil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rillante</text:p>
          </table:table-cell>
          <table:table-cell office:value-type="string" calcext:value-type="string">
            <text:p>parmig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rillante</text:p>
          </table:table-cell>
          <table:table-cell office:value-type="string" calcext:value-type="string">
            <text:p>ita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rillante</text:p>
          </table:table-cell>
          <table:table-cell office:value-type="string" calcext:value-type="string">
            <text:p>dialet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rtistica</text:p>
          </table:table-cell>
          <table:table-cell office:value-type="string" calcext:value-type="string">
            <text:p>sicilia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rtistica</text:p>
          </table:table-cell>
          <table:table-cell office:value-type="string" calcext:value-type="string">
            <text:p>parmigia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rtistica</text:p>
          </table:table-cell>
          <table:table-cell office:value-type="string" calcext:value-type="string">
            <text:p>italian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rtistica</text:p>
          </table:table-cell>
          <table:table-cell office:value-type="string" calcext:value-type="string">
            <text:p>dialett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passionata</text:p>
          </table:table-cell>
          <table:table-cell office:value-type="string" calcext:value-type="string">
            <text:p>sicilia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ppassionata</text:p>
          </table:table-cell>
          <table:table-cell office:value-type="string" calcext:value-type="string">
            <text:p>parmigia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ppassionata</text:p>
          </table:table-cell>
          <table:table-cell office:value-type="string" calcext:value-type="string">
            <text:p>italia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ppassionata</text:p>
          </table:table-cell>
          <table:table-cell office:value-type="string" calcext:value-type="string">
            <text:p>dialett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perta</text:p>
          </table:table-cell>
          <table:table-cell office:value-type="string" calcext:value-type="string">
            <text:p>sici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perta</text:p>
          </table:table-cell>
          <table:table-cell office:value-type="string" calcext:value-type="string">
            <text:p>parmigi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perta</text:p>
          </table:table-cell>
          <table:table-cell office:value-type="string" calcext:value-type="string">
            <text:p>italian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perta</text:p>
          </table:table-cell>
          <table:table-cell office:value-type="string" calcext:value-type="string">
            <text:p>dialett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michevole</text:p>
          </table:table-cell>
          <table:table-cell office:value-type="string" calcext:value-type="string">
            <text:p>sicilia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michevole</text:p>
          </table:table-cell>
          <table:table-cell office:value-type="string" calcext:value-type="string">
            <text:p>parmig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ichevole</text:p>
          </table:table-cell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michevole</text:p>
          </table:table-cell>
          <table:table-cell office:value-type="string" calcext:value-type="string">
            <text:p>dialet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mbiziosa</text:p>
          </table:table-cell>
          <table:table-cell office:value-type="string" calcext:value-type="string">
            <text:p>sici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mbiziosa</text:p>
          </table:table-cell>
          <table:table-cell office:value-type="string" calcext:value-type="string">
            <text:p>parmig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mbiziosa</text:p>
          </table:table-cell>
          <table:table-cell office:value-type="string" calcext:value-type="string">
            <text:p>itali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biziosa</text:p>
          </table:table-cell>
          <table:table-cell office:value-type="string" calcext:value-type="string">
            <text:p>diale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ggressiva</text:p>
          </table:table-cell>
          <table:table-cell office:value-type="string" calcext:value-type="string">
            <text:p>sicilia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ggressiva</text:p>
          </table:table-cell>
          <table:table-cell office:value-type="string" calcext:value-type="string">
            <text:p>parmigia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ggressiva</text:p>
          </table:table-cell>
          <table:table-cell office:value-type="string" calcext:value-type="string">
            <text:p>italian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ggressiva</text:p>
          </table:table-cell>
          <table:table-cell office:value-type="string" calcext:value-type="string">
            <text:p>dialett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ffettuosa</text:p>
          </table:table-cell>
          <table:table-cell office:value-type="string" calcext:value-type="string">
            <text:p>sicilia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ffettuosa</text:p>
          </table:table-cell>
          <table:table-cell office:value-type="string" calcext:value-type="string">
            <text:p>parmigia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ffettuosa</text:p>
          </table:table-cell>
          <table:table-cell office:value-type="string" calcext:value-type="string">
            <text:p>italia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ffettuosa</text:p>
          </table:table-cell>
          <table:table-cell office:value-type="string" calcext:value-type="string">
            <text:p>dialetto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Tabella pivot_Foglio1_2" table:style-name="ta1">
        <table:shapes>
          <draw:frame draw:z-index="0" draw:style-name="gr1" draw:text-style-name="P1" svg:width="51.483cm" svg:height="20.524cm" svg:x="4.736cm" svg:y="33.113cm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ce12"/>
        <table:table-column table:style-name="co1" table:number-columns-repeated="2" table:default-cell-style-name="ce18"/>
        <table:table-column table:style-name="co1" table:default-cell-style-name="ce22"/>
        <table:table-column table:style-name="co1" table:default-cell-style-name="ce27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Somma - count</text:p>
          </table:table-cell>
          <table:table-cell table:style-name="ce10" office:value-type="string" calcext:value-type="string">
            <text:p>language</text:p>
          </table:table-cell>
          <table:table-cell table:style-name="ce16" table:number-columns-repeated="3"/>
          <table:table-cell table:style-name="ce24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aggettivo</text:p>
          </table:table-cell>
          <table:table-cell table:style-name="ce8" office:value-type="string" calcext:value-type="string">
            <text:p>dialetto</text:p>
          </table:table-cell>
          <table:table-cell table:style-name="ce14" office:value-type="string" calcext:value-type="string">
            <text:p>italiano</text:p>
          </table:table-cell>
          <table:table-cell table:style-name="ce14" office:value-type="string" calcext:value-type="string">
            <text:p>parmigiano</text:p>
          </table:table-cell>
          <table:table-cell table:style-name="ce14" office:value-type="string" calcext:value-type="string">
            <text:p>siciliano</text:p>
          </table:table-cell>
          <table:table-cell table:style-name="ce25" office:value-type="string" calcext:value-type="string">
            <text:p>Totale Risultato</text:p>
          </table:table-cell>
          <table:table-cell table:number-columns-repeated="6"/>
          <table:table-cell table:style-name="Default"/>
          <table:table-cell table:style-name="ce8" office:value-type="string" calcext:value-type="string">
            <text:p>dialetto</text:p>
          </table:table-cell>
          <table:table-cell table:style-name="ce14" office:value-type="string" calcext:value-type="string">
            <text:p>italiano</text:p>
          </table:table-cell>
          <table:table-cell table:style-name="ce14" office:value-type="string" calcext:value-type="string">
            <text:p>parmigiano</text:p>
          </table:table-cell>
          <table:table-cell table:style-name="ce14" office:value-type="string" calcext:value-type="string">
            <text:p>siciliano</text:p>
          </table:table-cell>
          <table:table-cell table:style-name="ce25" office:value-type="string" calcext:value-type="string">
            <text:p>Totale Risultat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ffettuosa</text:p>
          </table:table-cell>
          <table:table-cell table:style-name="ce11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6" office:value-type="float" office:value="72" calcext:value-type="float">
            <text:p>72</text:p>
          </table:table-cell>
          <table:table-cell/>
          <table:table-cell table:formula="of:=MAX([.B3:.E3])" office:value-type="float" office:value="20" calcext:value-type="float">
            <text:p>20</text:p>
          </table:table-cell>
          <table:table-cell table:formula="of:=MIN([.B3:.E3])" office:value-type="float" office:value="16" calcext:value-type="float">
            <text:p>16</text:p>
          </table:table-cell>
          <table:table-cell table:formula="of:=([.H3]/[.I3]-1)*100" office:value-type="float" office:value="25" calcext:value-type="float">
            <text:p>25</text:p>
          </table:table-cell>
          <table:table-cell table:number-columns-repeated="2"/>
          <table:table-cell table:style-name="ce5" office:value-type="string" calcext:value-type="string">
            <text:p>affettuosa</text:p>
          </table:table-cell>
          <table:table-cell table:formula="of:=[.B3]*[.B$59]/[.$F$59]" office:value-type="float" office:value="4.92254273504274" calcext:value-type="float">
            <text:p>4,92254273504274</text:p>
          </table:table-cell>
          <table:table-cell table:formula="of:=[.C3]*[.C$59]/[.$F$59]" office:value-type="float" office:value="6.18589743589744" calcext:value-type="float">
            <text:p>6,18589743589744</text:p>
          </table:table-cell>
          <table:table-cell table:formula="of:=[.D3]*[.D$59]/[.$F$59]" office:value-type="float" office:value="3.74358974358974" calcext:value-type="float">
            <text:p>3,74358974358974</text:p>
          </table:table-cell>
          <table:table-cell table:formula="of:=[.E3]*[.E$59]/[.$F$59]" office:value-type="float" office:value="3.36004273504274" calcext:value-type="float">
            <text:p>3,36004273504274</text:p>
          </table:table-cell>
          <table:table-cell table:formula="of:=[.F3]*[.F$59]/[.$F$59]" office:value-type="float" office:value="72" calcext:value-type="float">
            <text:p>72</text:p>
          </table:table-cell>
          <table:table-cell/>
          <table:table-cell table:formula="of:=MAX([.N3:.Q3])" office:value-type="float" office:value="6.18589743589744" calcext:value-type="float">
            <text:p>6,18589743589744</text:p>
          </table:table-cell>
          <table:table-cell table:formula="of:=MIN([.N3:.Q3])" office:value-type="float" office:value="3.36004273504274" calcext:value-type="float">
            <text:p>3,36004273504274</text:p>
          </table:table-cell>
          <table:table-cell table:formula="of:=([.T3]/[.U3]-1)*100" office:value-type="float" office:value="84.1017488076312" calcext:value-type="float">
            <text:p>84,1017488076312</text:p>
          </table:table-cell>
        </table:table-row>
        <table:table-row table:style-name="ro1">
          <table:table-cell office:value-type="string" calcext:value-type="string">
            <text:p>aggressiva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/>
          <table:table-cell table:formula="of:=MAX([.B4:.E4])" office:value-type="float" office:value="19" calcext:value-type="float">
            <text:p>19</text:p>
          </table:table-cell>
          <table:table-cell table:formula="of:=MIN([.B4:.E4])" office:value-type="float" office:value="11" calcext:value-type="float">
            <text:p>11</text:p>
          </table:table-cell>
          <table:table-cell table:formula="of:=([.H4]/[.I4]-1)*100" office:value-type="float" office:value="72.7272727272727" calcext:value-type="float">
            <text:p>72,7272727272727</text:p>
          </table:table-cell>
          <table:table-cell table:number-columns-repeated="2"/>
          <table:table-cell office:value-type="string" calcext:value-type="string">
            <text:p>aggressiva</text:p>
          </table:table-cell>
          <table:table-cell table:formula="of:=[.B4]*[.B$59]/[.$F$59]" office:value-type="float" office:value="4.40438034188034" calcext:value-type="float">
            <text:p>4,40438034188034</text:p>
          </table:table-cell>
          <table:table-cell table:formula="of:=[.C4]*[.C$59]/[.$F$59]" office:value-type="float" office:value="4.63942307692308" calcext:value-type="float">
            <text:p>4,63942307692308</text:p>
          </table:table-cell>
          <table:table-cell table:formula="of:=[.D4]*[.D$59]/[.$F$59]" office:value-type="float" office:value="2.57371794871795" calcext:value-type="float">
            <text:p>2,57371794871795</text:p>
          </table:table-cell>
          <table:table-cell table:formula="of:=[.E4]*[.E$59]/[.$F$59]" office:value-type="float" office:value="3.75534188034188" calcext:value-type="float">
            <text:p>3,75534188034188</text:p>
          </table:table-cell>
          <table:table-cell table:number-columns-repeated="2"/>
          <table:table-cell table:formula="of:=MAX([.N4:.Q4])" office:value-type="float" office:value="4.63942307692308" calcext:value-type="float">
            <text:p>4,63942307692308</text:p>
          </table:table-cell>
          <table:table-cell table:formula="of:=MIN([.N4:.Q4])" office:value-type="float" office:value="2.57371794871795" calcext:value-type="float">
            <text:p>2,57371794871795</text:p>
          </table:table-cell>
          <table:table-cell table:formula="of:=([.T4]/[.U4]-1)*100" office:value-type="float" office:value="80.2615193026152" calcext:value-type="float">
            <text:p>80,2615193026152</text:p>
          </table:table-cell>
        </table:table-row>
        <table:table-row table:style-name="ro1">
          <table:table-cell office:value-type="string" calcext:value-type="string">
            <text:p>ambiziosa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MAX([.B5:.E5])" office:value-type="float" office:value="0" calcext:value-type="float">
            <text:p>0</text:p>
          </table:table-cell>
          <table:table-cell table:formula="of:=MIN([.B5:.E5])" office:value-type="float" office:value="0" calcext:value-type="float">
            <text:p>0</text:p>
          </table:table-cell>
          <table:table-cell table:formula="of:=([.H5]/[.I5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ambiziosa</text:p>
          </table:table-cell>
          <table:table-cell table:formula="of:=[.B5]*[.B$59]/[.$F$59]" office:value-type="float" office:value="0" calcext:value-type="float">
            <text:p>0</text:p>
          </table:table-cell>
          <table:table-cell table:formula="of:=[.C5]*[.C$59]/[.$F$59]" office:value-type="float" office:value="0" calcext:value-type="float">
            <text:p>0</text:p>
          </table:table-cell>
          <table:table-cell table:formula="of:=[.D5]*[.D$59]/[.$F$59]" office:value-type="float" office:value="0" calcext:value-type="float">
            <text:p>0</text:p>
          </table:table-cell>
          <table:table-cell table:formula="of:=[.E5]*[.E$59]/[.$F$59]" office:value-type="float" office:value="0" calcext:value-type="float">
            <text:p>0</text:p>
          </table:table-cell>
          <table:table-cell table:number-columns-repeated="2"/>
          <table:table-cell table:formula="of:=MAX([.N5:.Q5])" office:value-type="float" office:value="0" calcext:value-type="float">
            <text:p>0</text:p>
          </table:table-cell>
          <table:table-cell table:formula="of:=MIN([.N5:.Q5])" office:value-type="float" office:value="0" calcext:value-type="float">
            <text:p>0</text:p>
          </table:table-cell>
          <table:table-cell table:formula="of:=([.T5]/[.U5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chevo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AX([.B6:.E6])" office:value-type="float" office:value="6" calcext:value-type="float">
            <text:p>6</text:p>
          </table:table-cell>
          <table:table-cell table:formula="of:=MIN([.B6:.E6])" office:value-type="float" office:value="3" calcext:value-type="float">
            <text:p>3</text:p>
          </table:table-cell>
          <table:table-cell table:formula="of:=([.H6]/[.I6]-1)*100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amichevole</text:p>
          </table:table-cell>
          <table:table-cell table:formula="of:=[.B6]*[.B$59]/[.$F$59]" office:value-type="float" office:value="1.55448717948718" calcext:value-type="float">
            <text:p>1,55448717948718</text:p>
          </table:table-cell>
          <table:table-cell table:formula="of:=[.C6]*[.C$59]/[.$F$59]" office:value-type="float" office:value="1.54647435897436" calcext:value-type="float">
            <text:p>1,54647435897436</text:p>
          </table:table-cell>
          <table:table-cell table:formula="of:=[.D6]*[.D$59]/[.$F$59]" office:value-type="float" office:value="1.1698717948718" calcext:value-type="float">
            <text:p>1,1698717948718</text:p>
          </table:table-cell>
          <table:table-cell table:formula="of:=[.E6]*[.E$59]/[.$F$59]" office:value-type="float" office:value="0.592948717948718" calcext:value-type="float">
            <text:p>0,592948717948718</text:p>
          </table:table-cell>
          <table:table-cell table:number-columns-repeated="2"/>
          <table:table-cell table:formula="of:=MAX([.N6:.Q6])" office:value-type="float" office:value="1.55448717948718" calcext:value-type="float">
            <text:p>1,55448717948718</text:p>
          </table:table-cell>
          <table:table-cell table:formula="of:=MIN([.N6:.Q6])" office:value-type="float" office:value="0.592948717948718" calcext:value-type="float">
            <text:p>0,592948717948718</text:p>
          </table:table-cell>
          <table:table-cell table:formula="of:=([.T6]/[.U6]-1)*100" office:value-type="float" office:value="162.162162162162" calcext:value-type="float">
            <text:p>162,162162162162</text:p>
          </table:table-cell>
        </table:table-row>
        <table:table-row table:style-name="ro1">
          <table:table-cell office:value-type="string" calcext:value-type="string">
            <text:p>aperta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/>
          <table:table-cell table:formula="of:=MAX([.B7:.E7])" office:value-type="float" office:value="41" calcext:value-type="float">
            <text:p>41</text:p>
          </table:table-cell>
          <table:table-cell table:formula="of:=MIN([.B7:.E7])" office:value-type="float" office:value="9" calcext:value-type="float">
            <text:p>9</text:p>
          </table:table-cell>
          <table:table-cell table:formula="of:=([.H7]/[.I7]-1)*100" office:value-type="float" office:value="355.555555555556" calcext:value-type="float">
            <text:p>355,555555555556</text:p>
          </table:table-cell>
          <table:table-cell table:number-columns-repeated="2"/>
          <table:table-cell office:value-type="string" calcext:value-type="string">
            <text:p>aperta</text:p>
          </table:table-cell>
          <table:table-cell table:formula="of:=[.B7]*[.B$59]/[.$F$59]" office:value-type="float" office:value="6.21794871794872" calcext:value-type="float">
            <text:p>6,21794871794872</text:p>
          </table:table-cell>
          <table:table-cell table:formula="of:=[.C7]*[.C$59]/[.$F$59]" office:value-type="float" office:value="12.6810897435897" calcext:value-type="float">
            <text:p>12,6810897435897</text:p>
          </table:table-cell>
          <table:table-cell table:formula="of:=[.D7]*[.D$59]/[.$F$59]" office:value-type="float" office:value="3.27564102564103" calcext:value-type="float">
            <text:p>3,27564102564103</text:p>
          </table:table-cell>
          <table:table-cell table:formula="of:=[.E7]*[.E$59]/[.$F$59]" office:value-type="float" office:value="1.77884615384615" calcext:value-type="float">
            <text:p>1,77884615384615</text:p>
          </table:table-cell>
          <table:table-cell table:number-columns-repeated="2"/>
          <table:table-cell table:formula="of:=MAX([.N7:.Q7])" office:value-type="float" office:value="12.6810897435897" calcext:value-type="float">
            <text:p>12,6810897435897</text:p>
          </table:table-cell>
          <table:table-cell table:formula="of:=MIN([.N7:.Q7])" office:value-type="float" office:value="1.77884615384615" calcext:value-type="float">
            <text:p>1,77884615384615</text:p>
          </table:table-cell>
          <table:table-cell table:formula="of:=([.T7]/[.U7]-1)*100" office:value-type="float" office:value="612.882882882883" calcext:value-type="float">
            <text:p>612,882882882883</text:p>
          </table:table-cell>
        </table:table-row>
        <table:table-row table:style-name="ro1">
          <table:table-cell office:value-type="string" calcext:value-type="string">
            <text:p>appassionata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AX([.B8:.E8])" office:value-type="float" office:value="18" calcext:value-type="float">
            <text:p>18</text:p>
          </table:table-cell>
          <table:table-cell table:formula="of:=MIN([.B8:.E8])" office:value-type="float" office:value="10" calcext:value-type="float">
            <text:p>10</text:p>
          </table:table-cell>
          <table:table-cell table:formula="of:=([.H8]/[.I8]-1)*100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appassionata</text:p>
          </table:table-cell>
          <table:table-cell table:formula="of:=[.B8]*[.B$59]/[.$F$59]" office:value-type="float" office:value="3.36805555555556" calcext:value-type="float">
            <text:p>3,36805555555556</text:p>
          </table:table-cell>
          <table:table-cell table:formula="of:=[.C8]*[.C$59]/[.$F$59]" office:value-type="float" office:value="5.56730769230769" calcext:value-type="float">
            <text:p>5,56730769230769</text:p>
          </table:table-cell>
          <table:table-cell table:formula="of:=[.D8]*[.D$59]/[.$F$59]" office:value-type="float" office:value="2.80769230769231" calcext:value-type="float">
            <text:p>2,80769230769231</text:p>
          </table:table-cell>
          <table:table-cell table:formula="of:=[.E8]*[.E$59]/[.$F$59]" office:value-type="float" office:value="1.97649572649573" calcext:value-type="float">
            <text:p>1,97649572649573</text:p>
          </table:table-cell>
          <table:table-cell table:number-columns-repeated="2"/>
          <table:table-cell table:formula="of:=MAX([.N8:.Q8])" office:value-type="float" office:value="5.56730769230769" calcext:value-type="float">
            <text:p>5,56730769230769</text:p>
          </table:table-cell>
          <table:table-cell table:formula="of:=MIN([.N8:.Q8])" office:value-type="float" office:value="1.97649572649573" calcext:value-type="float">
            <text:p>1,97649572649573</text:p>
          </table:table-cell>
          <table:table-cell table:formula="of:=([.T8]/[.U8]-1)*100" office:value-type="float" office:value="181.675675675676" calcext:value-type="float">
            <text:p>181,675675675676</text:p>
          </table:table-cell>
        </table:table-row>
        <table:table-row table:style-name="ro1">
          <table:table-cell office:value-type="string" calcext:value-type="string">
            <text:p>artistic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/>
          <table:table-cell table:formula="of:=MAX([.B9:.E9])" office:value-type="float" office:value="25" calcext:value-type="float">
            <text:p>25</text:p>
          </table:table-cell>
          <table:table-cell table:formula="of:=MIN([.B9:.E9])" office:value-type="float" office:value="18" calcext:value-type="float">
            <text:p>18</text:p>
          </table:table-cell>
          <table:table-cell table:formula="of:=([.H9]/[.I9]-1)*100" office:value-type="float" office:value="38.8888888888889" calcext:value-type="float">
            <text:p>38,8888888888889</text:p>
          </table:table-cell>
          <table:table-cell table:number-columns-repeated="2"/>
          <table:table-cell office:value-type="string" calcext:value-type="string">
            <text:p>artistica</text:p>
          </table:table-cell>
          <table:table-cell table:formula="of:=[.B9]*[.B$59]/[.$F$59]" office:value-type="float" office:value="6.47702991452992" calcext:value-type="float">
            <text:p>6,47702991452992</text:p>
          </table:table-cell>
          <table:table-cell table:formula="of:=[.C9]*[.C$59]/[.$F$59]" office:value-type="float" office:value="7.11378205128205" calcext:value-type="float">
            <text:p>7,11378205128205</text:p>
          </table:table-cell>
          <table:table-cell table:formula="of:=[.D9]*[.D$59]/[.$F$59]" office:value-type="float" office:value="4.44551282051282" calcext:value-type="float">
            <text:p>4,44551282051282</text:p>
          </table:table-cell>
          <table:table-cell table:formula="of:=[.E9]*[.E$59]/[.$F$59]" office:value-type="float" office:value="3.55769230769231" calcext:value-type="float">
            <text:p>3,55769230769231</text:p>
          </table:table-cell>
          <table:table-cell table:number-columns-repeated="2"/>
          <table:table-cell table:formula="of:=MAX([.N9:.Q9])" office:value-type="float" office:value="7.11378205128205" calcext:value-type="float">
            <text:p>7,11378205128205</text:p>
          </table:table-cell>
          <table:table-cell table:formula="of:=MIN([.N9:.Q9])" office:value-type="float" office:value="3.55769230769231" calcext:value-type="float">
            <text:p>3,55769230769231</text:p>
          </table:table-cell>
          <table:table-cell table:formula="of:=([.T9]/[.U9]-1)*100" office:value-type="float" office:value="99.954954954955" calcext:value-type="float">
            <text:p>99,954954954955</text:p>
          </table:table-cell>
        </table:table-row>
        <table:table-row table:style-name="ro1">
          <table:table-cell office:value-type="string" calcext:value-type="string">
            <text:p>brillant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AX([.B10:.E10])" office:value-type="float" office:value="9" calcext:value-type="float">
            <text:p>9</text:p>
          </table:table-cell>
          <table:table-cell table:formula="of:=MIN([.B10:.E10])" office:value-type="float" office:value="2" calcext:value-type="float">
            <text:p>2</text:p>
          </table:table-cell>
          <table:table-cell table:formula="of:=([.H10]/[.I10]-1)*100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brillante</text:p>
          </table:table-cell>
          <table:table-cell table:formula="of:=[.B10]*[.B$59]/[.$F$59]" office:value-type="float" office:value="0.77724358974359" calcext:value-type="float">
            <text:p>0,77724358974359</text:p>
          </table:table-cell>
          <table:table-cell table:formula="of:=[.C10]*[.C$59]/[.$F$59]" office:value-type="float" office:value="2.78365384615385" calcext:value-type="float">
            <text:p>2,78365384615385</text:p>
          </table:table-cell>
          <table:table-cell table:formula="of:=[.D10]*[.D$59]/[.$F$59]" office:value-type="float" office:value="0.467948717948718" calcext:value-type="float">
            <text:p>0,467948717948718</text:p>
          </table:table-cell>
          <table:table-cell table:formula="of:=[.E10]*[.E$59]/[.$F$59]" office:value-type="float" office:value="0.395299145299145" calcext:value-type="float">
            <text:p>0,395299145299145</text:p>
          </table:table-cell>
          <table:table-cell table:number-columns-repeated="2"/>
          <table:table-cell table:formula="of:=MAX([.N10:.Q10])" office:value-type="float" office:value="2.78365384615385" calcext:value-type="float">
            <text:p>2,78365384615385</text:p>
          </table:table-cell>
          <table:table-cell table:formula="of:=MIN([.N10:.Q10])" office:value-type="float" office:value="0.395299145299145" calcext:value-type="float">
            <text:p>0,395299145299145</text:p>
          </table:table-cell>
          <table:table-cell table:formula="of:=([.T10]/[.U10]-1)*100" office:value-type="float" office:value="604.189189189189" calcext:value-type="float">
            <text:p>604,189189189189</text:p>
          </table:table-cell>
        </table:table-row>
        <table:table-row table:style-name="ro1">
          <table:table-cell office:value-type="string" calcext:value-type="string">
            <text:p>calma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MAX([.B11:.E11])" office:value-type="float" office:value="0" calcext:value-type="float">
            <text:p>0</text:p>
          </table:table-cell>
          <table:table-cell table:formula="of:=MIN([.B11:.E11])" office:value-type="float" office:value="0" calcext:value-type="float">
            <text:p>0</text:p>
          </table:table-cell>
          <table:table-cell table:formula="of:=([.H11]/[.I11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alma</text:p>
          </table:table-cell>
          <table:table-cell table:formula="of:=[.B11]*[.B$59]/[.$F$59]" office:value-type="float" office:value="0" calcext:value-type="float">
            <text:p>0</text:p>
          </table:table-cell>
          <table:table-cell table:formula="of:=[.C11]*[.C$59]/[.$F$59]" office:value-type="float" office:value="0" calcext:value-type="float">
            <text:p>0</text:p>
          </table:table-cell>
          <table:table-cell table:formula="of:=[.D11]*[.D$59]/[.$F$59]" office:value-type="float" office:value="0" calcext:value-type="float">
            <text:p>0</text:p>
          </table:table-cell>
          <table:table-cell table:formula="of:=[.E11]*[.E$59]/[.$F$59]" office:value-type="float" office:value="0" calcext:value-type="float">
            <text:p>0</text:p>
          </table:table-cell>
          <table:table-cell table:number-columns-repeated="2"/>
          <table:table-cell table:formula="of:=MAX([.N11:.Q11])" office:value-type="float" office:value="0" calcext:value-type="float">
            <text:p>0</text:p>
          </table:table-cell>
          <table:table-cell table:formula="of:=MIN([.N11:.Q11])" office:value-type="float" office:value="0" calcext:value-type="float">
            <text:p>0</text:p>
          </table:table-cell>
          <table:table-cell table:formula="of:=([.T11]/[.U11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hius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MAX([.B12:.E12])" office:value-type="float" office:value="12" calcext:value-type="float">
            <text:p>12</text:p>
          </table:table-cell>
          <table:table-cell table:formula="of:=MIN([.B12:.E12])" office:value-type="float" office:value="8" calcext:value-type="float">
            <text:p>8</text:p>
          </table:table-cell>
          <table:table-cell table:formula="of:=([.H12]/[.I12]-1)*100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hiusa</text:p>
          </table:table-cell>
          <table:table-cell table:formula="of:=[.B12]*[.B$59]/[.$F$59]" office:value-type="float" office:value="3.10897435897436" calcext:value-type="float">
            <text:p>3,10897435897436</text:p>
          </table:table-cell>
          <table:table-cell table:formula="of:=[.C12]*[.C$59]/[.$F$59]" office:value-type="float" office:value="2.78365384615385" calcext:value-type="float">
            <text:p>2,78365384615385</text:p>
          </table:table-cell>
          <table:table-cell table:formula="of:=[.D12]*[.D$59]/[.$F$59]" office:value-type="float" office:value="2.10576923076923" calcext:value-type="float">
            <text:p>2,10576923076923</text:p>
          </table:table-cell>
          <table:table-cell table:formula="of:=[.E12]*[.E$59]/[.$F$59]" office:value-type="float" office:value="1.58119658119658" calcext:value-type="float">
            <text:p>1,58119658119658</text:p>
          </table:table-cell>
          <table:table-cell table:number-columns-repeated="2"/>
          <table:table-cell table:formula="of:=MAX([.N12:.Q12])" office:value-type="float" office:value="3.10897435897436" calcext:value-type="float">
            <text:p>3,10897435897436</text:p>
          </table:table-cell>
          <table:table-cell table:formula="of:=MIN([.N12:.Q12])" office:value-type="float" office:value="1.58119658119658" calcext:value-type="float">
            <text:p>1,58119658119658</text:p>
          </table:table-cell>
          <table:table-cell table:formula="of:=([.T12]/[.U12]-1)*100" office:value-type="float" office:value="96.6216216216216" calcext:value-type="float">
            <text:p>96,6216216216216</text:p>
          </table:table-cell>
        </table:table-row>
        <table:table-row table:style-name="ro1">
          <table:table-cell office:value-type="string" calcext:value-type="string">
            <text:p>colt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AX([.B13:.E13])" office:value-type="float" office:value="19" calcext:value-type="float">
            <text:p>19</text:p>
          </table:table-cell>
          <table:table-cell table:formula="of:=MIN([.B13:.E13])" office:value-type="float" office:value="0" calcext:value-type="float">
            <text:p>0</text:p>
          </table:table-cell>
          <table:table-cell table:formula="of:=([.H13]/[.I13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olta</text:p>
          </table:table-cell>
          <table:table-cell table:formula="of:=[.B13]*[.B$59]/[.$F$59]" office:value-type="float" office:value="0.259081196581197" calcext:value-type="float">
            <text:p>0,259081196581197</text:p>
          </table:table-cell>
          <table:table-cell table:formula="of:=[.C13]*[.C$59]/[.$F$59]" office:value-type="float" office:value="5.87660256410256" calcext:value-type="float">
            <text:p>5,87660256410256</text:p>
          </table:table-cell>
          <table:table-cell table:formula="of:=[.D13]*[.D$59]/[.$F$59]" office:value-type="float" office:value="0.467948717948718" calcext:value-type="float">
            <text:p>0,467948717948718</text:p>
          </table:table-cell>
          <table:table-cell table:formula="of:=[.E13]*[.E$59]/[.$F$59]" office:value-type="float" office:value="0" calcext:value-type="float">
            <text:p>0</text:p>
          </table:table-cell>
          <table:table-cell table:number-columns-repeated="2"/>
          <table:table-cell table:formula="of:=MAX([.N13:.Q13])" office:value-type="float" office:value="5.87660256410256" calcext:value-type="float">
            <text:p>5,87660256410256</text:p>
          </table:table-cell>
          <table:table-cell table:formula="of:=MIN([.N13:.Q13])" office:value-type="float" office:value="0" calcext:value-type="float">
            <text:p>0</text:p>
          </table:table-cell>
          <table:table-cell table:formula="of:=([.T13]/[.U13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nservatric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MAX([.B14:.E14])" office:value-type="float" office:value="3" calcext:value-type="float">
            <text:p>3</text:p>
          </table:table-cell>
          <table:table-cell table:formula="of:=MIN([.B14:.E14])" office:value-type="float" office:value="0" calcext:value-type="float">
            <text:p>0</text:p>
          </table:table-cell>
          <table:table-cell table:formula="of:=([.H14]/[.I14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onservatrice</text:p>
          </table:table-cell>
          <table:table-cell table:formula="of:=[.B14]*[.B$59]/[.$F$59]" office:value-type="float" office:value="0.77724358974359" calcext:value-type="float">
            <text:p>0,77724358974359</text:p>
          </table:table-cell>
          <table:table-cell table:formula="of:=[.C14]*[.C$59]/[.$F$59]" office:value-type="float" office:value="0.927884615384615" calcext:value-type="float">
            <text:p>0,927884615384615</text:p>
          </table:table-cell>
          <table:table-cell table:formula="of:=[.D14]*[.D$59]/[.$F$59]" office:value-type="float" office:value="0" calcext:value-type="float">
            <text:p>0</text:p>
          </table:table-cell>
          <table:table-cell table:formula="of:=[.E14]*[.E$59]/[.$F$59]" office:value-type="float" office:value="0" calcext:value-type="float">
            <text:p>0</text:p>
          </table:table-cell>
          <table:table-cell table:number-columns-repeated="2"/>
          <table:table-cell table:formula="of:=MAX([.N14:.Q14])" office:value-type="float" office:value="0.927884615384615" calcext:value-type="float">
            <text:p>0,927884615384615</text:p>
          </table:table-cell>
          <table:table-cell table:formula="of:=MIN([.N14:.Q14])" office:value-type="float" office:value="0" calcext:value-type="float">
            <text:p>0</text:p>
          </table:table-cell>
          <table:table-cell table:formula="of:=([.T14]/[.U14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nvenziona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AX([.B15:.E15])" office:value-type="float" office:value="7" calcext:value-type="float">
            <text:p>7</text:p>
          </table:table-cell>
          <table:table-cell table:formula="of:=MIN([.B15:.E15])" office:value-type="float" office:value="0" calcext:value-type="float">
            <text:p>0</text:p>
          </table:table-cell>
          <table:table-cell table:formula="of:=([.H15]/[.I15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onvenzionale</text:p>
          </table:table-cell>
          <table:table-cell table:formula="of:=[.B15]*[.B$59]/[.$F$59]" office:value-type="float" office:value="0.259081196581197" calcext:value-type="float">
            <text:p>0,259081196581197</text:p>
          </table:table-cell>
          <table:table-cell table:formula="of:=[.C15]*[.C$59]/[.$F$59]" office:value-type="float" office:value="2.1650641025641" calcext:value-type="float">
            <text:p>2,1650641025641</text:p>
          </table:table-cell>
          <table:table-cell table:formula="of:=[.D15]*[.D$59]/[.$F$59]" office:value-type="float" office:value="0.467948717948718" calcext:value-type="float">
            <text:p>0,467948717948718</text:p>
          </table:table-cell>
          <table:table-cell table:formula="of:=[.E15]*[.E$59]/[.$F$59]" office:value-type="float" office:value="0" calcext:value-type="float">
            <text:p>0</text:p>
          </table:table-cell>
          <table:table-cell table:number-columns-repeated="2"/>
          <table:table-cell table:formula="of:=MAX([.N15:.Q15])" office:value-type="float" office:value="2.1650641025641" calcext:value-type="float">
            <text:p>2,1650641025641</text:p>
          </table:table-cell>
          <table:table-cell table:formula="of:=MIN([.N15:.Q15])" office:value-type="float" office:value="0" calcext:value-type="float">
            <text:p>0</text:p>
          </table:table-cell>
          <table:table-cell table:formula="of:=([.T15]/[.U15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scienzios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MAX([.B16:.E16])" office:value-type="float" office:value="3" calcext:value-type="float">
            <text:p>3</text:p>
          </table:table-cell>
          <table:table-cell table:formula="of:=MIN([.B16:.E16])" office:value-type="float" office:value="0" calcext:value-type="float">
            <text:p>0</text:p>
          </table:table-cell>
          <table:table-cell table:formula="of:=([.H16]/[.I16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oscienziosa</text:p>
          </table:table-cell>
          <table:table-cell table:formula="of:=[.B16]*[.B$59]/[.$F$59]" office:value-type="float" office:value="0.259081196581197" calcext:value-type="float">
            <text:p>0,259081196581197</text:p>
          </table:table-cell>
          <table:table-cell table:formula="of:=[.C16]*[.C$59]/[.$F$59]" office:value-type="float" office:value="0.927884615384615" calcext:value-type="float">
            <text:p>0,927884615384615</text:p>
          </table:table-cell>
          <table:table-cell table:formula="of:=[.D16]*[.D$59]/[.$F$59]" office:value-type="float" office:value="0.467948717948718" calcext:value-type="float">
            <text:p>0,467948717948718</text:p>
          </table:table-cell>
          <table:table-cell table:formula="of:=[.E16]*[.E$59]/[.$F$59]" office:value-type="float" office:value="0" calcext:value-type="float">
            <text:p>0</text:p>
          </table:table-cell>
          <table:table-cell table:number-columns-repeated="2"/>
          <table:table-cell table:formula="of:=MAX([.N16:.Q16])" office:value-type="float" office:value="0.927884615384615" calcext:value-type="float">
            <text:p>0,927884615384615</text:p>
          </table:table-cell>
          <table:table-cell table:formula="of:=MIN([.N16:.Q16])" office:value-type="float" office:value="0" calcext:value-type="float">
            <text:p>0</text:p>
          </table:table-cell>
          <table:table-cell table:formula="of:=([.T16]/[.U16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reativa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MAX([.B17:.E17])" office:value-type="float" office:value="16" calcext:value-type="float">
            <text:p>16</text:p>
          </table:table-cell>
          <table:table-cell table:formula="of:=MIN([.B17:.E17])" office:value-type="float" office:value="4" calcext:value-type="float">
            <text:p>4</text:p>
          </table:table-cell>
          <table:table-cell table:formula="of:=([.H17]/[.I17]-1)*100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creativa</text:p>
          </table:table-cell>
          <table:table-cell table:formula="of:=[.B17]*[.B$59]/[.$F$59]" office:value-type="float" office:value="1.81356837606838" calcext:value-type="float">
            <text:p>1,81356837606838</text:p>
          </table:table-cell>
          <table:table-cell table:formula="of:=[.C17]*[.C$59]/[.$F$59]" office:value-type="float" office:value="4.94871794871795" calcext:value-type="float">
            <text:p>4,94871794871795</text:p>
          </table:table-cell>
          <table:table-cell table:formula="of:=[.D17]*[.D$59]/[.$F$59]" office:value-type="float" office:value="0.935897435897436" calcext:value-type="float">
            <text:p>0,935897435897436</text:p>
          </table:table-cell>
          <table:table-cell table:formula="of:=[.E17]*[.E$59]/[.$F$59]" office:value-type="float" office:value="0.790598290598291" calcext:value-type="float">
            <text:p>0,790598290598291</text:p>
          </table:table-cell>
          <table:table-cell table:number-columns-repeated="2"/>
          <table:table-cell table:formula="of:=MAX([.N17:.Q17])" office:value-type="float" office:value="4.94871794871795" calcext:value-type="float">
            <text:p>4,94871794871795</text:p>
          </table:table-cell>
          <table:table-cell table:formula="of:=MIN([.N17:.Q17])" office:value-type="float" office:value="0.790598290598291" calcext:value-type="float">
            <text:p>0,790598290598291</text:p>
          </table:table-cell>
          <table:table-cell table:formula="of:=([.T17]/[.U17]-1)*100" office:value-type="float" office:value="525.945945945946" calcext:value-type="float">
            <text:p>525,945945945946</text:p>
          </table:table-cell>
        </table:table-row>
        <table:table-row table:style-name="ro1">
          <table:table-cell office:value-type="string" calcext:value-type="string">
            <text:p>crudel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AX([.B18:.E18])" office:value-type="float" office:value="12" calcext:value-type="float">
            <text:p>12</text:p>
          </table:table-cell>
          <table:table-cell table:formula="of:=MIN([.B18:.E18])" office:value-type="float" office:value="7" calcext:value-type="float">
            <text:p>7</text:p>
          </table:table-cell>
          <table:table-cell table:formula="of:=([.H18]/[.I18]-1)*100" office:value-type="float" office:value="71.4285714285714" calcext:value-type="float">
            <text:p>71,4285714285714</text:p>
          </table:table-cell>
          <table:table-cell table:number-columns-repeated="2"/>
          <table:table-cell office:value-type="string" calcext:value-type="string">
            <text:p>crudele</text:p>
          </table:table-cell>
          <table:table-cell table:formula="of:=[.B18]*[.B$59]/[.$F$59]" office:value-type="float" office:value="2.07264957264957" calcext:value-type="float">
            <text:p>2,07264957264957</text:p>
          </table:table-cell>
          <table:table-cell table:formula="of:=[.C18]*[.C$59]/[.$F$59]" office:value-type="float" office:value="3.71153846153846" calcext:value-type="float">
            <text:p>3,71153846153846</text:p>
          </table:table-cell>
          <table:table-cell table:formula="of:=[.D18]*[.D$59]/[.$F$59]" office:value-type="float" office:value="1.87179487179487" calcext:value-type="float">
            <text:p>1,87179487179487</text:p>
          </table:table-cell>
          <table:table-cell table:formula="of:=[.E18]*[.E$59]/[.$F$59]" office:value-type="float" office:value="1.38354700854701" calcext:value-type="float">
            <text:p>1,38354700854701</text:p>
          </table:table-cell>
          <table:table-cell table:number-columns-repeated="2"/>
          <table:table-cell table:formula="of:=MAX([.N18:.Q18])" office:value-type="float" office:value="3.71153846153846" calcext:value-type="float">
            <text:p>3,71153846153846</text:p>
          </table:table-cell>
          <table:table-cell table:formula="of:=MIN([.N18:.Q18])" office:value-type="float" office:value="1.38354700854701" calcext:value-type="float">
            <text:p>1,38354700854701</text:p>
          </table:table-cell>
          <table:table-cell table:formula="of:=([.T18]/[.U18]-1)*100" office:value-type="float" office:value="168.262548262548" calcext:value-type="float">
            <text:p>168,262548262548</text:p>
          </table:table-cell>
        </table:table-row>
        <table:table-row table:style-name="ro1">
          <table:table-cell office:value-type="string" calcext:value-type="string">
            <text:p>dirett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MAX([.B19:.E19])" office:value-type="float" office:value="14" calcext:value-type="float">
            <text:p>14</text:p>
          </table:table-cell>
          <table:table-cell table:formula="of:=MIN([.B19:.E19])" office:value-type="float" office:value="1" calcext:value-type="float">
            <text:p>1</text:p>
          </table:table-cell>
          <table:table-cell table:formula="of:=([.H19]/[.I19]-1)*100" office:value-type="float" office:value="1300" calcext:value-type="float">
            <text:p>1300</text:p>
          </table:table-cell>
          <table:table-cell table:number-columns-repeated="2"/>
          <table:table-cell office:value-type="string" calcext:value-type="string">
            <text:p>diretta</text:p>
          </table:table-cell>
          <table:table-cell table:formula="of:=[.B19]*[.B$59]/[.$F$59]" office:value-type="float" office:value="0.77724358974359" calcext:value-type="float">
            <text:p>0,77724358974359</text:p>
          </table:table-cell>
          <table:table-cell table:formula="of:=[.C19]*[.C$59]/[.$F$59]" office:value-type="float" office:value="4.33012820512821" calcext:value-type="float">
            <text:p>4,33012820512821</text:p>
          </table:table-cell>
          <table:table-cell table:formula="of:=[.D19]*[.D$59]/[.$F$59]" office:value-type="float" office:value="0.233974358974359" calcext:value-type="float">
            <text:p>0,233974358974359</text:p>
          </table:table-cell>
          <table:table-cell table:formula="of:=[.E19]*[.E$59]/[.$F$59]" office:value-type="float" office:value="0.395299145299145" calcext:value-type="float">
            <text:p>0,395299145299145</text:p>
          </table:table-cell>
          <table:table-cell table:number-columns-repeated="2"/>
          <table:table-cell table:formula="of:=MAX([.N19:.Q19])" office:value-type="float" office:value="4.33012820512821" calcext:value-type="float">
            <text:p>4,33012820512821</text:p>
          </table:table-cell>
          <table:table-cell table:formula="of:=MIN([.N19:.Q19])" office:value-type="float" office:value="0.233974358974359" calcext:value-type="float">
            <text:p>0,233974358974359</text:p>
          </table:table-cell>
          <table:table-cell table:formula="of:=([.T19]/[.U19]-1)*100" office:value-type="float" office:value="1750.68493150685" calcext:value-type="float">
            <text:p>1750,68493150685</text:p>
          </table:table-cell>
        </table:table-row>
        <table:table-row table:style-name="ro1">
          <table:table-cell office:value-type="string" calcext:value-type="string">
            <text:p>disonest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MAX([.B20:.E20])" office:value-type="float" office:value="9" calcext:value-type="float">
            <text:p>9</text:p>
          </table:table-cell>
          <table:table-cell table:formula="of:=MIN([.B20:.E20])" office:value-type="float" office:value="3" calcext:value-type="float">
            <text:p>3</text:p>
          </table:table-cell>
          <table:table-cell table:formula="of:=([.H20]/[.I20]-1)*100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disonesta</text:p>
          </table:table-cell>
          <table:table-cell table:formula="of:=[.B20]*[.B$59]/[.$F$59]" office:value-type="float" office:value="1.29540598290598" calcext:value-type="float">
            <text:p>1,29540598290598</text:p>
          </table:table-cell>
          <table:table-cell table:formula="of:=[.C20]*[.C$59]/[.$F$59]" office:value-type="float" office:value="2.78365384615385" calcext:value-type="float">
            <text:p>2,78365384615385</text:p>
          </table:table-cell>
          <table:table-cell table:formula="of:=[.D20]*[.D$59]/[.$F$59]" office:value-type="float" office:value="0.935897435897436" calcext:value-type="float">
            <text:p>0,935897435897436</text:p>
          </table:table-cell>
          <table:table-cell table:formula="of:=[.E20]*[.E$59]/[.$F$59]" office:value-type="float" office:value="0.592948717948718" calcext:value-type="float">
            <text:p>0,592948717948718</text:p>
          </table:table-cell>
          <table:table-cell table:number-columns-repeated="2"/>
          <table:table-cell table:formula="of:=MAX([.N20:.Q20])" office:value-type="float" office:value="2.78365384615385" calcext:value-type="float">
            <text:p>2,78365384615385</text:p>
          </table:table-cell>
          <table:table-cell table:formula="of:=MIN([.N20:.Q20])" office:value-type="float" office:value="0.592948717948718" calcext:value-type="float">
            <text:p>0,592948717948718</text:p>
          </table:table-cell>
          <table:table-cell table:formula="of:=([.T20]/[.U20]-1)*100" office:value-type="float" office:value="369.459459459459" calcext:value-type="float">
            <text:p>369,459459459459</text:p>
          </table:table-cell>
        </table:table-row>
        <table:table-row table:style-name="ro1">
          <table:table-cell office:value-type="string" calcext:value-type="string">
            <text:p>distratt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MAX([.B21:.E21])" office:value-type="float" office:value="22" calcext:value-type="float">
            <text:p>22</text:p>
          </table:table-cell>
          <table:table-cell table:formula="of:=MIN([.B21:.E21])" office:value-type="float" office:value="3" calcext:value-type="float">
            <text:p>3</text:p>
          </table:table-cell>
          <table:table-cell table:formula="of:=([.H21]/[.I21]-1)*100" office:value-type="float" office:value="633.333333333333" calcext:value-type="float">
            <text:p>633,333333333333</text:p>
          </table:table-cell>
          <table:table-cell table:number-columns-repeated="2"/>
          <table:table-cell office:value-type="string" calcext:value-type="string">
            <text:p>distratta</text:p>
          </table:table-cell>
          <table:table-cell table:formula="of:=[.B21]*[.B$59]/[.$F$59]" office:value-type="float" office:value="3.36805555555556" calcext:value-type="float">
            <text:p>3,36805555555556</text:p>
          </table:table-cell>
          <table:table-cell table:formula="of:=[.C21]*[.C$59]/[.$F$59]" office:value-type="float" office:value="0.927884615384615" calcext:value-type="float">
            <text:p>0,927884615384615</text:p>
          </table:table-cell>
          <table:table-cell table:formula="of:=[.D21]*[.D$59]/[.$F$59]" office:value-type="float" office:value="5.1474358974359" calcext:value-type="float">
            <text:p>5,1474358974359</text:p>
          </table:table-cell>
          <table:table-cell table:formula="of:=[.E21]*[.E$59]/[.$F$59]" office:value-type="float" office:value="1.97649572649573" calcext:value-type="float">
            <text:p>1,97649572649573</text:p>
          </table:table-cell>
          <table:table-cell table:number-columns-repeated="2"/>
          <table:table-cell table:formula="of:=MAX([.N21:.Q21])" office:value-type="float" office:value="5.1474358974359" calcext:value-type="float">
            <text:p>5,1474358974359</text:p>
          </table:table-cell>
          <table:table-cell table:formula="of:=MIN([.N21:.Q21])" office:value-type="float" office:value="0.927884615384615" calcext:value-type="float">
            <text:p>0,927884615384615</text:p>
          </table:table-cell>
          <table:table-cell table:formula="of:=([.T21]/[.U21]-1)*100" office:value-type="float" office:value="454.749568221071" calcext:value-type="float">
            <text:p>454,749568221071</text:p>
          </table:table-cell>
        </table:table-row>
        <table:table-row table:style-name="ro1">
          <table:table-cell office:value-type="string" calcext:value-type="string">
            <text:p>divertent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MAX([.B22:.E22])" office:value-type="float" office:value="14" calcext:value-type="float">
            <text:p>14</text:p>
          </table:table-cell>
          <table:table-cell table:formula="of:=MIN([.B22:.E22])" office:value-type="float" office:value="6" calcext:value-type="float">
            <text:p>6</text:p>
          </table:table-cell>
          <table:table-cell table:formula="of:=([.H22]/[.I22]-1)*100" office:value-type="float" office:value="133.333333333333" calcext:value-type="float">
            <text:p>133,333333333333</text:p>
          </table:table-cell>
          <table:table-cell table:number-columns-repeated="2"/>
          <table:table-cell office:value-type="string" calcext:value-type="string">
            <text:p>divertente</text:p>
          </table:table-cell>
          <table:table-cell table:formula="of:=[.B22]*[.B$59]/[.$F$59]" office:value-type="float" office:value="3.62713675213675" calcext:value-type="float">
            <text:p>3,62713675213675</text:p>
          </table:table-cell>
          <table:table-cell table:formula="of:=[.C22]*[.C$59]/[.$F$59]" office:value-type="float" office:value="3.09294871794872" calcext:value-type="float">
            <text:p>3,09294871794872</text:p>
          </table:table-cell>
          <table:table-cell table:formula="of:=[.D22]*[.D$59]/[.$F$59]" office:value-type="float" office:value="1.87179487179487" calcext:value-type="float">
            <text:p>1,87179487179487</text:p>
          </table:table-cell>
          <table:table-cell table:formula="of:=[.E22]*[.E$59]/[.$F$59]" office:value-type="float" office:value="1.18589743589744" calcext:value-type="float">
            <text:p>1,18589743589744</text:p>
          </table:table-cell>
          <table:table-cell table:number-columns-repeated="2"/>
          <table:table-cell table:formula="of:=MAX([.N22:.Q22])" office:value-type="float" office:value="3.62713675213675" calcext:value-type="float">
            <text:p>3,62713675213675</text:p>
          </table:table-cell>
          <table:table-cell table:formula="of:=MIN([.N22:.Q22])" office:value-type="float" office:value="1.18589743589744" calcext:value-type="float">
            <text:p>1,18589743589744</text:p>
          </table:table-cell>
          <table:table-cell table:formula="of:=([.T22]/[.U22]-1)*100" office:value-type="float" office:value="205.855855855856" calcext:value-type="float">
            <text:p>205,855855855856</text:p>
          </table:table-cell>
        </table:table-row>
        <table:table-row table:style-name="ro1">
          <table:table-cell office:value-type="string" calcext:value-type="string">
            <text:p>educat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MAX([.B23:.E23])" office:value-type="float" office:value="7" calcext:value-type="float">
            <text:p>7</text:p>
          </table:table-cell>
          <table:table-cell table:formula="of:=MIN([.B23:.E23])" office:value-type="float" office:value="0" calcext:value-type="float">
            <text:p>0</text:p>
          </table:table-cell>
          <table:table-cell table:formula="of:=([.H23]/[.I23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educata</text:p>
          </table:table-cell>
          <table:table-cell table:formula="of:=[.B23]*[.B$59]/[.$F$59]" office:value-type="float" office:value="0.259081196581197" calcext:value-type="float">
            <text:p>0,259081196581197</text:p>
          </table:table-cell>
          <table:table-cell table:formula="of:=[.C23]*[.C$59]/[.$F$59]" office:value-type="float" office:value="2.1650641025641" calcext:value-type="float">
            <text:p>2,1650641025641</text:p>
          </table:table-cell>
          <table:table-cell table:formula="of:=[.D23]*[.D$59]/[.$F$59]" office:value-type="float" office:value="0" calcext:value-type="float">
            <text:p>0</text:p>
          </table:table-cell>
          <table:table-cell table:formula="of:=[.E23]*[.E$59]/[.$F$59]" office:value-type="float" office:value="0" calcext:value-type="float">
            <text:p>0</text:p>
          </table:table-cell>
          <table:table-cell table:number-columns-repeated="2"/>
          <table:table-cell table:formula="of:=MAX([.N23:.Q23])" office:value-type="float" office:value="2.1650641025641" calcext:value-type="float">
            <text:p>2,1650641025641</text:p>
          </table:table-cell>
          <table:table-cell table:formula="of:=MIN([.N23:.Q23])" office:value-type="float" office:value="0" calcext:value-type="float">
            <text:p>0</text:p>
          </table:table-cell>
          <table:table-cell table:formula="of:=([.T23]/[.U23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fficien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MAX([.B24:.E24])" office:value-type="float" office:value="3" calcext:value-type="float">
            <text:p>3</text:p>
          </table:table-cell>
          <table:table-cell table:formula="of:=MIN([.B24:.E24])" office:value-type="float" office:value="0" calcext:value-type="float">
            <text:p>0</text:p>
          </table:table-cell>
          <table:table-cell table:formula="of:=([.H24]/[.I24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efficiente</text:p>
          </table:table-cell>
          <table:table-cell table:formula="of:=[.B24]*[.B$59]/[.$F$59]" office:value-type="float" office:value="0.518162393162393" calcext:value-type="float">
            <text:p>0,518162393162393</text:p>
          </table:table-cell>
          <table:table-cell table:formula="of:=[.C24]*[.C$59]/[.$F$59]" office:value-type="float" office:value="0.927884615384615" calcext:value-type="float">
            <text:p>0,927884615384615</text:p>
          </table:table-cell>
          <table:table-cell table:formula="of:=[.D24]*[.D$59]/[.$F$59]" office:value-type="float" office:value="0" calcext:value-type="float">
            <text:p>0</text:p>
          </table:table-cell>
          <table:table-cell table:formula="of:=[.E24]*[.E$59]/[.$F$59]" office:value-type="float" office:value="0" calcext:value-type="float">
            <text:p>0</text:p>
          </table:table-cell>
          <table:table-cell table:number-columns-repeated="2"/>
          <table:table-cell table:formula="of:=MAX([.N24:.Q24])" office:value-type="float" office:value="0.927884615384615" calcext:value-type="float">
            <text:p>0,927884615384615</text:p>
          </table:table-cell>
          <table:table-cell table:formula="of:=MIN([.N24:.Q24])" office:value-type="float" office:value="0" calcext:value-type="float">
            <text:p>0</text:p>
          </table:table-cell>
          <table:table-cell table:formula="of:=([.T24]/[.U24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nergica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MAX([.B25:.E25])" office:value-type="float" office:value="19" calcext:value-type="float">
            <text:p>19</text:p>
          </table:table-cell>
          <table:table-cell table:formula="of:=MIN([.B25:.E25])" office:value-type="float" office:value="7" calcext:value-type="float">
            <text:p>7</text:p>
          </table:table-cell>
          <table:table-cell table:formula="of:=([.H25]/[.I25]-1)*100" office:value-type="float" office:value="171.428571428571" calcext:value-type="float">
            <text:p>171,428571428571</text:p>
          </table:table-cell>
          <table:table-cell table:number-columns-repeated="2"/>
          <table:table-cell office:value-type="string" calcext:value-type="string">
            <text:p>energica</text:p>
          </table:table-cell>
          <table:table-cell table:formula="of:=[.B25]*[.B$59]/[.$F$59]" office:value-type="float" office:value="2.33173076923077" calcext:value-type="float">
            <text:p>2,33173076923077</text:p>
          </table:table-cell>
          <table:table-cell table:formula="of:=[.C25]*[.C$59]/[.$F$59]" office:value-type="float" office:value="5.87660256410256" calcext:value-type="float">
            <text:p>5,87660256410256</text:p>
          </table:table-cell>
          <table:table-cell table:formula="of:=[.D25]*[.D$59]/[.$F$59]" office:value-type="float" office:value="1.63782051282051" calcext:value-type="float">
            <text:p>1,63782051282051</text:p>
          </table:table-cell>
          <table:table-cell table:formula="of:=[.E25]*[.E$59]/[.$F$59]" office:value-type="float" office:value="1.77884615384615" calcext:value-type="float">
            <text:p>1,77884615384615</text:p>
          </table:table-cell>
          <table:table-cell table:number-columns-repeated="2"/>
          <table:table-cell table:formula="of:=MAX([.N25:.Q25])" office:value-type="float" office:value="5.87660256410256" calcext:value-type="float">
            <text:p>5,87660256410256</text:p>
          </table:table-cell>
          <table:table-cell table:formula="of:=MIN([.N25:.Q25])" office:value-type="float" office:value="1.63782051282051" calcext:value-type="float">
            <text:p>1,63782051282051</text:p>
          </table:table-cell>
          <table:table-cell table:formula="of:=([.T25]/[.U25]-1)*100" office:value-type="float" office:value="258.80626223092" calcext:value-type="float">
            <text:p>258,80626223092</text:p>
          </table:table-cell>
        </table:table-row>
        <table:table-row table:style-name="ro1">
          <table:table-cell office:value-type="string" calcext:value-type="string">
            <text:p>fede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AX([.B26:.E26])" office:value-type="float" office:value="6" calcext:value-type="float">
            <text:p>6</text:p>
          </table:table-cell>
          <table:table-cell table:formula="of:=MIN([.B26:.E26])" office:value-type="float" office:value="1" calcext:value-type="float">
            <text:p>1</text:p>
          </table:table-cell>
          <table:table-cell table:formula="of:=([.H26]/[.I26]-1)*100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fedele</text:p>
          </table:table-cell>
          <table:table-cell table:formula="of:=[.B26]*[.B$59]/[.$F$59]" office:value-type="float" office:value="1.29540598290598" calcext:value-type="float">
            <text:p>1,29540598290598</text:p>
          </table:table-cell>
          <table:table-cell table:formula="of:=[.C26]*[.C$59]/[.$F$59]" office:value-type="float" office:value="1.85576923076923" calcext:value-type="float">
            <text:p>1,85576923076923</text:p>
          </table:table-cell>
          <table:table-cell table:formula="of:=[.D26]*[.D$59]/[.$F$59]" office:value-type="float" office:value="0.701923076923077" calcext:value-type="float">
            <text:p>0,701923076923077</text:p>
          </table:table-cell>
          <table:table-cell table:formula="of:=[.E26]*[.E$59]/[.$F$59]" office:value-type="float" office:value="0.197649572649573" calcext:value-type="float">
            <text:p>0,197649572649573</text:p>
          </table:table-cell>
          <table:table-cell table:number-columns-repeated="2"/>
          <table:table-cell table:formula="of:=MAX([.N26:.Q26])" office:value-type="float" office:value="1.85576923076923" calcext:value-type="float">
            <text:p>1,85576923076923</text:p>
          </table:table-cell>
          <table:table-cell table:formula="of:=MIN([.N26:.Q26])" office:value-type="float" office:value="0.197649572649573" calcext:value-type="float">
            <text:p>0,197649572649573</text:p>
          </table:table-cell>
          <table:table-cell table:formula="of:=([.T26]/[.U26]-1)*100" office:value-type="float" office:value="838.918918918919" calcext:value-type="float">
            <text:p>838,918918918919</text:p>
          </table:table-cell>
        </table:table-row>
        <table:table-row table:style-name="ro1">
          <table:table-cell office:value-type="string" calcext:value-type="string">
            <text:p>fred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MAX([.B27:.E27])" office:value-type="float" office:value="2" calcext:value-type="float">
            <text:p>2</text:p>
          </table:table-cell>
          <table:table-cell table:formula="of:=MIN([.B27:.E27])" office:value-type="float" office:value="0" calcext:value-type="float">
            <text:p>0</text:p>
          </table:table-cell>
          <table:table-cell table:formula="of:=([.H27]/[.I27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redda</text:p>
          </table:table-cell>
          <table:table-cell table:formula="of:=[.B27]*[.B$59]/[.$F$59]" office:value-type="float" office:value="0" calcext:value-type="float">
            <text:p>0</text:p>
          </table:table-cell>
          <table:table-cell table:formula="of:=[.C27]*[.C$59]/[.$F$59]" office:value-type="float" office:value="0.618589743589744" calcext:value-type="float">
            <text:p>0,618589743589744</text:p>
          </table:table-cell>
          <table:table-cell table:formula="of:=[.D27]*[.D$59]/[.$F$59]" office:value-type="float" office:value="0.233974358974359" calcext:value-type="float">
            <text:p>0,233974358974359</text:p>
          </table:table-cell>
          <table:table-cell table:formula="of:=[.E27]*[.E$59]/[.$F$59]" office:value-type="float" office:value="0.197649572649573" calcext:value-type="float">
            <text:p>0,197649572649573</text:p>
          </table:table-cell>
          <table:table-cell table:number-columns-repeated="2"/>
          <table:table-cell table:formula="of:=MAX([.N27:.Q27])" office:value-type="float" office:value="0.618589743589744" calcext:value-type="float">
            <text:p>0,618589743589744</text:p>
          </table:table-cell>
          <table:table-cell table:formula="of:=MIN([.N27:.Q27])" office:value-type="float" office:value="0" calcext:value-type="float">
            <text:p>0</text:p>
          </table:table-cell>
          <table:table-cell table:formula="of:=([.T27]/[.U27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urb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AX([.B28:.E28])" office:value-type="float" office:value="5" calcext:value-type="float">
            <text:p>5</text:p>
          </table:table-cell>
          <table:table-cell table:formula="of:=MIN([.B28:.E28])" office:value-type="float" office:value="3" calcext:value-type="float">
            <text:p>3</text:p>
          </table:table-cell>
          <table:table-cell table:formula="of:=([.H28]/[.I28]-1)*100" office:value-type="float" office:value="66.6666666666667" calcext:value-type="float">
            <text:p>66,6666666666667</text:p>
          </table:table-cell>
          <table:table-cell table:number-columns-repeated="2"/>
          <table:table-cell office:value-type="string" calcext:value-type="string">
            <text:p>furba</text:p>
          </table:table-cell>
          <table:table-cell table:formula="of:=[.B28]*[.B$59]/[.$F$59]" office:value-type="float" office:value="0.77724358974359" calcext:value-type="float">
            <text:p>0,77724358974359</text:p>
          </table:table-cell>
          <table:table-cell table:formula="of:=[.C28]*[.C$59]/[.$F$59]" office:value-type="float" office:value="1.54647435897436" calcext:value-type="float">
            <text:p>1,54647435897436</text:p>
          </table:table-cell>
          <table:table-cell table:formula="of:=[.D28]*[.D$59]/[.$F$59]" office:value-type="float" office:value="0.701923076923077" calcext:value-type="float">
            <text:p>0,701923076923077</text:p>
          </table:table-cell>
          <table:table-cell table:formula="of:=[.E28]*[.E$59]/[.$F$59]" office:value-type="float" office:value="0.592948717948718" calcext:value-type="float">
            <text:p>0,592948717948718</text:p>
          </table:table-cell>
          <table:table-cell table:number-columns-repeated="2"/>
          <table:table-cell table:formula="of:=MAX([.N28:.Q28])" office:value-type="float" office:value="1.54647435897436" calcext:value-type="float">
            <text:p>1,54647435897436</text:p>
          </table:table-cell>
          <table:table-cell table:formula="of:=MIN([.N28:.Q28])" office:value-type="float" office:value="0.592948717948718" calcext:value-type="float">
            <text:p>0,592948717948718</text:p>
          </table:table-cell>
          <table:table-cell table:formula="of:=([.T28]/[.U28]-1)*100" office:value-type="float" office:value="160.810810810811" calcext:value-type="float">
            <text:p>160,810810810811</text:p>
          </table:table-cell>
        </table:table-row>
        <table:table-row table:style-name="ro1">
          <table:table-cell office:value-type="string" calcext:value-type="string">
            <text:p>genero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MAX([.B29:.E29])" office:value-type="float" office:value="3" calcext:value-type="float">
            <text:p>3</text:p>
          </table:table-cell>
          <table:table-cell table:formula="of:=MIN([.B29:.E29])" office:value-type="float" office:value="2" calcext:value-type="float">
            <text:p>2</text:p>
          </table:table-cell>
          <table:table-cell table:formula="of:=([.H29]/[.I29]-1)*100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enerosa</text:p>
          </table:table-cell>
          <table:table-cell table:formula="of:=[.B29]*[.B$59]/[.$F$59]" office:value-type="float" office:value="0.518162393162393" calcext:value-type="float">
            <text:p>0,518162393162393</text:p>
          </table:table-cell>
          <table:table-cell table:formula="of:=[.C29]*[.C$59]/[.$F$59]" office:value-type="float" office:value="0.927884615384615" calcext:value-type="float">
            <text:p>0,927884615384615</text:p>
          </table:table-cell>
          <table:table-cell table:formula="of:=[.D29]*[.D$59]/[.$F$59]" office:value-type="float" office:value="0.467948717948718" calcext:value-type="float">
            <text:p>0,467948717948718</text:p>
          </table:table-cell>
          <table:table-cell table:formula="of:=[.E29]*[.E$59]/[.$F$59]" office:value-type="float" office:value="0.395299145299145" calcext:value-type="float">
            <text:p>0,395299145299145</text:p>
          </table:table-cell>
          <table:table-cell table:number-columns-repeated="2"/>
          <table:table-cell table:formula="of:=MAX([.N29:.Q29])" office:value-type="float" office:value="0.927884615384615" calcext:value-type="float">
            <text:p>0,927884615384615</text:p>
          </table:table-cell>
          <table:table-cell table:formula="of:=MIN([.N29:.Q29])" office:value-type="float" office:value="0.395299145299145" calcext:value-type="float">
            <text:p>0,395299145299145</text:p>
          </table:table-cell>
          <table:table-cell table:formula="of:=([.T29]/[.U29]-1)*100" office:value-type="float" office:value="134.72972972973" calcext:value-type="float">
            <text:p>134,72972972973</text:p>
          </table:table-cell>
        </table:table-row>
        <table:table-row table:style-name="ro1">
          <table:table-cell office:value-type="string" calcext:value-type="string">
            <text:p>genti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AX([.B30:.E30])" office:value-type="float" office:value="8" calcext:value-type="float">
            <text:p>8</text:p>
          </table:table-cell>
          <table:table-cell table:formula="of:=MIN([.B30:.E30])" office:value-type="float" office:value="2" calcext:value-type="float">
            <text:p>2</text:p>
          </table:table-cell>
          <table:table-cell table:formula="of:=([.H30]/[.I30]-1)*100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gentile</text:p>
          </table:table-cell>
          <table:table-cell table:formula="of:=[.B30]*[.B$59]/[.$F$59]" office:value-type="float" office:value="0.518162393162393" calcext:value-type="float">
            <text:p>0,518162393162393</text:p>
          </table:table-cell>
          <table:table-cell table:formula="of:=[.C30]*[.C$59]/[.$F$59]" office:value-type="float" office:value="2.47435897435897" calcext:value-type="float">
            <text:p>2,47435897435897</text:p>
          </table:table-cell>
          <table:table-cell table:formula="of:=[.D30]*[.D$59]/[.$F$59]" office:value-type="float" office:value="0.467948717948718" calcext:value-type="float">
            <text:p>0,467948717948718</text:p>
          </table:table-cell>
          <table:table-cell table:formula="of:=[.E30]*[.E$59]/[.$F$59]" office:value-type="float" office:value="0.395299145299145" calcext:value-type="float">
            <text:p>0,395299145299145</text:p>
          </table:table-cell>
          <table:table-cell table:number-columns-repeated="2"/>
          <table:table-cell table:formula="of:=MAX([.N30:.Q30])" office:value-type="float" office:value="2.47435897435897" calcext:value-type="float">
            <text:p>2,47435897435897</text:p>
          </table:table-cell>
          <table:table-cell table:formula="of:=MIN([.N30:.Q30])" office:value-type="float" office:value="0.395299145299145" calcext:value-type="float">
            <text:p>0,395299145299145</text:p>
          </table:table-cell>
          <table:table-cell table:formula="of:=([.T30]/[.U30]-1)*100" office:value-type="float" office:value="525.945945945946" calcext:value-type="float">
            <text:p>525,945945945946</text:p>
          </table:table-cell>
        </table:table-row>
        <table:table-row table:style-name="ro1">
          <table:table-cell office:value-type="string" calcext:value-type="string">
            <text:p>ignoran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AX([.B31:.E31])" office:value-type="float" office:value="11" calcext:value-type="float">
            <text:p>11</text:p>
          </table:table-cell>
          <table:table-cell table:formula="of:=MIN([.B31:.E31])" office:value-type="float" office:value="4" calcext:value-type="float">
            <text:p>4</text:p>
          </table:table-cell>
          <table:table-cell table:formula="of:=([.H31]/[.I31]-1)*100"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ignorante</text:p>
          </table:table-cell>
          <table:table-cell table:formula="of:=[.B31]*[.B$59]/[.$F$59]" office:value-type="float" office:value="1.55448717948718" calcext:value-type="float">
            <text:p>1,55448717948718</text:p>
          </table:table-cell>
          <table:table-cell table:formula="of:=[.C31]*[.C$59]/[.$F$59]" office:value-type="float" office:value="2.1650641025641" calcext:value-type="float">
            <text:p>2,1650641025641</text:p>
          </table:table-cell>
          <table:table-cell table:formula="of:=[.D31]*[.D$59]/[.$F$59]" office:value-type="float" office:value="2.57371794871795" calcext:value-type="float">
            <text:p>2,57371794871795</text:p>
          </table:table-cell>
          <table:table-cell table:formula="of:=[.E31]*[.E$59]/[.$F$59]" office:value-type="float" office:value="0.790598290598291" calcext:value-type="float">
            <text:p>0,790598290598291</text:p>
          </table:table-cell>
          <table:table-cell table:number-columns-repeated="2"/>
          <table:table-cell table:formula="of:=MAX([.N31:.Q31])" office:value-type="float" office:value="2.57371794871795" calcext:value-type="float">
            <text:p>2,57371794871795</text:p>
          </table:table-cell>
          <table:table-cell table:formula="of:=MIN([.N31:.Q31])" office:value-type="float" office:value="0.790598290598291" calcext:value-type="float">
            <text:p>0,790598290598291</text:p>
          </table:table-cell>
          <table:table-cell table:formula="of:=([.T31]/[.U31]-1)*100" office:value-type="float" office:value="225.540540540541" calcext:value-type="float">
            <text:p>225,540540540541</text:p>
          </table:table-cell>
        </table:table-row>
        <table:table-row table:style-name="ro1">
          <table:table-cell office:value-type="string" calcext:value-type="string">
            <text:p>incostant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MAX([.B32:.E32])" office:value-type="float" office:value="20" calcext:value-type="float">
            <text:p>20</text:p>
          </table:table-cell>
          <table:table-cell table:formula="of:=MIN([.B32:.E32])" office:value-type="float" office:value="14" calcext:value-type="float">
            <text:p>14</text:p>
          </table:table-cell>
          <table:table-cell table:formula="of:=([.H32]/[.I32]-1)*100" office:value-type="float" office:value="42.8571428571429" calcext:value-type="float">
            <text:p>42,8571428571429</text:p>
          </table:table-cell>
          <table:table-cell table:number-columns-repeated="2"/>
          <table:table-cell office:value-type="string" calcext:value-type="string">
            <text:p>incostante</text:p>
          </table:table-cell>
          <table:table-cell table:formula="of:=[.B32]*[.B$59]/[.$F$59]" office:value-type="float" office:value="5.18162393162393" calcext:value-type="float">
            <text:p>5,18162393162393</text:p>
          </table:table-cell>
          <table:table-cell table:formula="of:=[.C32]*[.C$59]/[.$F$59]" office:value-type="float" office:value="4.94871794871795" calcext:value-type="float">
            <text:p>4,94871794871795</text:p>
          </table:table-cell>
          <table:table-cell table:formula="of:=[.D32]*[.D$59]/[.$F$59]" office:value-type="float" office:value="4.21153846153846" calcext:value-type="float">
            <text:p>4,21153846153846</text:p>
          </table:table-cell>
          <table:table-cell table:formula="of:=[.E32]*[.E$59]/[.$F$59]" office:value-type="float" office:value="2.76709401709402" calcext:value-type="float">
            <text:p>2,76709401709402</text:p>
          </table:table-cell>
          <table:table-cell table:number-columns-repeated="2"/>
          <table:table-cell table:formula="of:=MAX([.N32:.Q32])" office:value-type="float" office:value="5.18162393162393" calcext:value-type="float">
            <text:p>5,18162393162393</text:p>
          </table:table-cell>
          <table:table-cell table:formula="of:=MIN([.N32:.Q32])" office:value-type="float" office:value="2.76709401709402" calcext:value-type="float">
            <text:p>2,76709401709402</text:p>
          </table:table-cell>
          <table:table-cell table:formula="of:=([.T32]/[.U32]-1)*100" office:value-type="float" office:value="87.2586872586873" calcext:value-type="float">
            <text:p>87,2586872586873</text:p>
          </table:table-cell>
        </table:table-row>
        <table:table-row table:style-name="ro1">
          <table:table-cell office:value-type="string" calcext:value-type="string">
            <text:p>inesperta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MAX([.B33:.E33])" office:value-type="float" office:value="47" calcext:value-type="float">
            <text:p>47</text:p>
          </table:table-cell>
          <table:table-cell table:formula="of:=MIN([.B33:.E33])" office:value-type="float" office:value="26" calcext:value-type="float">
            <text:p>26</text:p>
          </table:table-cell>
          <table:table-cell table:formula="of:=([.H33]/[.I33]-1)*100" office:value-type="float" office:value="80.7692307692308" calcext:value-type="float">
            <text:p>80,7692307692308</text:p>
          </table:table-cell>
          <table:table-cell table:number-columns-repeated="2"/>
          <table:table-cell office:value-type="string" calcext:value-type="string">
            <text:p>inesperta</text:p>
          </table:table-cell>
          <table:table-cell table:formula="of:=[.B33]*[.B$59]/[.$F$59]" office:value-type="float" office:value="12.1768162393162" calcext:value-type="float">
            <text:p>12,1768162393162</text:p>
          </table:table-cell>
          <table:table-cell table:formula="of:=[.C33]*[.C$59]/[.$F$59]" office:value-type="float" office:value="8.04166666666667" calcext:value-type="float">
            <text:p>8,04166666666667</text:p>
          </table:table-cell>
          <table:table-cell table:formula="of:=[.D33]*[.D$59]/[.$F$59]" office:value-type="float" office:value="10.9967948717949" calcext:value-type="float">
            <text:p>10,9967948717949</text:p>
          </table:table-cell>
          <table:table-cell table:formula="of:=[.E33]*[.E$59]/[.$F$59]" office:value-type="float" office:value="7.31303418803419" calcext:value-type="float">
            <text:p>7,31303418803419</text:p>
          </table:table-cell>
          <table:table-cell table:number-columns-repeated="2"/>
          <table:table-cell table:formula="of:=MAX([.N33:.Q33])" office:value-type="float" office:value="12.1768162393162" calcext:value-type="float">
            <text:p>12,1768162393162</text:p>
          </table:table-cell>
          <table:table-cell table:formula="of:=MIN([.N33:.Q33])" office:value-type="float" office:value="7.31303418803419" calcext:value-type="float">
            <text:p>7,31303418803419</text:p>
          </table:table-cell>
          <table:table-cell table:formula="of:=([.T33]/[.U33]-1)*100" office:value-type="float" office:value="66.5084002921841" calcext:value-type="float">
            <text:p>66,5084002921841</text:p>
          </table:table-cell>
        </table:table-row>
        <table:table-row table:style-name="ro1">
          <table:table-cell office:value-type="string" calcext:value-type="string">
            <text:p>intelligent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AX([.B34:.E34])" office:value-type="float" office:value="9" calcext:value-type="float">
            <text:p>9</text:p>
          </table:table-cell>
          <table:table-cell table:formula="of:=MIN([.B34:.E34])" office:value-type="float" office:value="2" calcext:value-type="float">
            <text:p>2</text:p>
          </table:table-cell>
          <table:table-cell table:formula="of:=([.H34]/[.I34]-1)*100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intelligente</text:p>
          </table:table-cell>
          <table:table-cell table:formula="of:=[.B34]*[.B$59]/[.$F$59]" office:value-type="float" office:value="1.03632478632479" calcext:value-type="float">
            <text:p>1,03632478632479</text:p>
          </table:table-cell>
          <table:table-cell table:formula="of:=[.C34]*[.C$59]/[.$F$59]" office:value-type="float" office:value="2.78365384615385" calcext:value-type="float">
            <text:p>2,78365384615385</text:p>
          </table:table-cell>
          <table:table-cell table:formula="of:=[.D34]*[.D$59]/[.$F$59]" office:value-type="float" office:value="0.935897435897436" calcext:value-type="float">
            <text:p>0,935897435897436</text:p>
          </table:table-cell>
          <table:table-cell table:formula="of:=[.E34]*[.E$59]/[.$F$59]" office:value-type="float" office:value="0.395299145299145" calcext:value-type="float">
            <text:p>0,395299145299145</text:p>
          </table:table-cell>
          <table:table-cell table:number-columns-repeated="2"/>
          <table:table-cell table:formula="of:=MAX([.N34:.Q34])" office:value-type="float" office:value="2.78365384615385" calcext:value-type="float">
            <text:p>2,78365384615385</text:p>
          </table:table-cell>
          <table:table-cell table:formula="of:=MIN([.N34:.Q34])" office:value-type="float" office:value="0.395299145299145" calcext:value-type="float">
            <text:p>0,395299145299145</text:p>
          </table:table-cell>
          <table:table-cell table:formula="of:=([.T34]/[.U34]-1)*100" office:value-type="float" office:value="604.189189189189" calcext:value-type="float">
            <text:p>604,189189189189</text:p>
          </table:table-cell>
        </table:table-row>
        <table:table-row table:style-name="ro1">
          <table:table-cell office:value-type="string" calcext:value-type="string">
            <text:p>irascibil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MAX([.B35:.E35])" office:value-type="float" office:value="16" calcext:value-type="float">
            <text:p>16</text:p>
          </table:table-cell>
          <table:table-cell table:formula="of:=MIN([.B35:.E35])" office:value-type="float" office:value="9" calcext:value-type="float">
            <text:p>9</text:p>
          </table:table-cell>
          <table:table-cell table:formula="of:=([.H35]/[.I35]-1)*100" office:value-type="float" office:value="77.7777777777778" calcext:value-type="float">
            <text:p>77,7777777777778</text:p>
          </table:table-cell>
          <table:table-cell table:number-columns-repeated="2"/>
          <table:table-cell office:value-type="string" calcext:value-type="string">
            <text:p>irascibile</text:p>
          </table:table-cell>
          <table:table-cell table:formula="of:=[.B35]*[.B$59]/[.$F$59]" office:value-type="float" office:value="2.84989316239316" calcext:value-type="float">
            <text:p>2,84989316239316</text:p>
          </table:table-cell>
          <table:table-cell table:formula="of:=[.C35]*[.C$59]/[.$F$59]" office:value-type="float" office:value="3.71153846153846" calcext:value-type="float">
            <text:p>3,71153846153846</text:p>
          </table:table-cell>
          <table:table-cell table:formula="of:=[.D35]*[.D$59]/[.$F$59]" office:value-type="float" office:value="2.10576923076923" calcext:value-type="float">
            <text:p>2,10576923076923</text:p>
          </table:table-cell>
          <table:table-cell table:formula="of:=[.E35]*[.E$59]/[.$F$59]" office:value-type="float" office:value="3.16239316239316" calcext:value-type="float">
            <text:p>3,16239316239316</text:p>
          </table:table-cell>
          <table:table-cell table:number-columns-repeated="2"/>
          <table:table-cell table:formula="of:=MAX([.N35:.Q35])" office:value-type="float" office:value="3.71153846153846" calcext:value-type="float">
            <text:p>3,71153846153846</text:p>
          </table:table-cell>
          <table:table-cell table:formula="of:=MIN([.N35:.Q35])" office:value-type="float" office:value="2.10576923076923" calcext:value-type="float">
            <text:p>2,10576923076923</text:p>
          </table:table-cell>
          <table:table-cell table:formula="of:=([.T35]/[.U35]-1)*100" office:value-type="float" office:value="76.2557077625571" calcext:value-type="float">
            <text:p>76,2557077625571</text:p>
          </table:table-cell>
        </table:table-row>
        <table:table-row table:style-name="ro1">
          <table:table-cell office:value-type="string" calcext:value-type="string">
            <text:p>leal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MAX([.B36:.E36])" office:value-type="float" office:value="9" calcext:value-type="float">
            <text:p>9</text:p>
          </table:table-cell>
          <table:table-cell table:formula="of:=MIN([.B36:.E36])" office:value-type="float" office:value="2" calcext:value-type="float">
            <text:p>2</text:p>
          </table:table-cell>
          <table:table-cell table:formula="of:=([.H36]/[.I36]-1)*100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eale</text:p>
          </table:table-cell>
          <table:table-cell table:formula="of:=[.B36]*[.B$59]/[.$F$59]" office:value-type="float" office:value="0.77724358974359" calcext:value-type="float">
            <text:p>0,77724358974359</text:p>
          </table:table-cell>
          <table:table-cell table:formula="of:=[.C36]*[.C$59]/[.$F$59]" office:value-type="float" office:value="2.78365384615385" calcext:value-type="float">
            <text:p>2,78365384615385</text:p>
          </table:table-cell>
          <table:table-cell table:formula="of:=[.D36]*[.D$59]/[.$F$59]" office:value-type="float" office:value="0.701923076923077" calcext:value-type="float">
            <text:p>0,701923076923077</text:p>
          </table:table-cell>
          <table:table-cell table:formula="of:=[.E36]*[.E$59]/[.$F$59]" office:value-type="float" office:value="0.395299145299145" calcext:value-type="float">
            <text:p>0,395299145299145</text:p>
          </table:table-cell>
          <table:table-cell table:number-columns-repeated="2"/>
          <table:table-cell table:formula="of:=MAX([.N36:.Q36])" office:value-type="float" office:value="2.78365384615385" calcext:value-type="float">
            <text:p>2,78365384615385</text:p>
          </table:table-cell>
          <table:table-cell table:formula="of:=MIN([.N36:.Q36])" office:value-type="float" office:value="0.395299145299145" calcext:value-type="float">
            <text:p>0,395299145299145</text:p>
          </table:table-cell>
          <table:table-cell table:formula="of:=([.T36]/[.U36]-1)*100" office:value-type="float" office:value="604.189189189189" calcext:value-type="float">
            <text:p>604,189189189189</text:p>
          </table:table-cell>
        </table:table-row>
        <table:table-row table:style-name="ro1">
          <table:table-cell office:value-type="string" calcext:value-type="string">
            <text:p>maleducata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MAX([.B37:.E37])" office:value-type="float" office:value="39" calcext:value-type="float">
            <text:p>39</text:p>
          </table:table-cell>
          <table:table-cell table:formula="of:=MIN([.B37:.E37])" office:value-type="float" office:value="15" calcext:value-type="float">
            <text:p>15</text:p>
          </table:table-cell>
          <table:table-cell table:formula="of:=([.H37]/[.I37]-1)*100"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maleducata</text:p>
          </table:table-cell>
          <table:table-cell table:formula="of:=[.B37]*[.B$59]/[.$F$59]" office:value-type="float" office:value="10.1041666666667" calcext:value-type="float">
            <text:p>10,1041666666667</text:p>
          </table:table-cell>
          <table:table-cell table:formula="of:=[.C37]*[.C$59]/[.$F$59]" office:value-type="float" office:value="4.63942307692308" calcext:value-type="float">
            <text:p>4,63942307692308</text:p>
          </table:table-cell>
          <table:table-cell table:formula="of:=[.D37]*[.D$59]/[.$F$59]" office:value-type="float" office:value="9.125" calcext:value-type="float">
            <text:p>9,125</text:p>
          </table:table-cell>
          <table:table-cell table:formula="of:=[.E37]*[.E$59]/[.$F$59]" office:value-type="float" office:value="4.94123931623932" calcext:value-type="float">
            <text:p>4,94123931623932</text:p>
          </table:table-cell>
          <table:table-cell table:number-columns-repeated="2"/>
          <table:table-cell table:formula="of:=MAX([.N37:.Q37])" office:value-type="float" office:value="10.1041666666667" calcext:value-type="float">
            <text:p>10,1041666666667</text:p>
          </table:table-cell>
          <table:table-cell table:formula="of:=MIN([.N37:.Q37])" office:value-type="float" office:value="4.63942307692308" calcext:value-type="float">
            <text:p>4,63942307692308</text:p>
          </table:table-cell>
          <table:table-cell table:formula="of:=([.T37]/[.U37]-1)*100" office:value-type="float" office:value="117.789291882556" calcext:value-type="float">
            <text:p>117,789291882556</text:p>
          </table:table-cell>
        </table:table-row>
        <table:table-row table:style-name="ro1">
          <table:table-cell office:value-type="string" calcext:value-type="string">
            <text:p>noios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MAX([.B38:.E38])" office:value-type="float" office:value="2" calcext:value-type="float">
            <text:p>2</text:p>
          </table:table-cell>
          <table:table-cell table:formula="of:=MIN([.B38:.E38])" office:value-type="float" office:value="1" calcext:value-type="float">
            <text:p>1</text:p>
          </table:table-cell>
          <table:table-cell table:formula="of:=([.H38]/[.I38]-1)*100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iosa</text:p>
          </table:table-cell>
          <table:table-cell table:formula="of:=[.B38]*[.B$59]/[.$F$59]" office:value-type="float" office:value="0.518162393162393" calcext:value-type="float">
            <text:p>0,518162393162393</text:p>
          </table:table-cell>
          <table:table-cell table:formula="of:=[.C38]*[.C$59]/[.$F$59]" office:value-type="float" office:value="0.618589743589744" calcext:value-type="float">
            <text:p>0,618589743589744</text:p>
          </table:table-cell>
          <table:table-cell table:formula="of:=[.D38]*[.D$59]/[.$F$59]" office:value-type="float" office:value="0.467948717948718" calcext:value-type="float">
            <text:p>0,467948717948718</text:p>
          </table:table-cell>
          <table:table-cell table:formula="of:=[.E38]*[.E$59]/[.$F$59]" office:value-type="float" office:value="0.197649572649573" calcext:value-type="float">
            <text:p>0,197649572649573</text:p>
          </table:table-cell>
          <table:table-cell table:number-columns-repeated="2"/>
          <table:table-cell table:formula="of:=MAX([.N38:.Q38])" office:value-type="float" office:value="0.618589743589744" calcext:value-type="float">
            <text:p>0,618589743589744</text:p>
          </table:table-cell>
          <table:table-cell table:formula="of:=MIN([.N38:.Q38])" office:value-type="float" office:value="0.197649572649573" calcext:value-type="float">
            <text:p>0,197649572649573</text:p>
          </table:table-cell>
          <table:table-cell table:formula="of:=([.T38]/[.U38]-1)*100" office:value-type="float" office:value="212.972972972973" calcext:value-type="float">
            <text:p>212,972972972973</text:p>
          </table:table-cell>
        </table:table-row>
        <table:table-row table:style-name="ro1">
          <table:table-cell office:value-type="string" calcext:value-type="string">
            <text:p>onest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MAX([.B39:.E39])" office:value-type="float" office:value="14" calcext:value-type="float">
            <text:p>14</text:p>
          </table:table-cell>
          <table:table-cell table:formula="of:=MIN([.B39:.E39])" office:value-type="float" office:value="3" calcext:value-type="float">
            <text:p>3</text:p>
          </table:table-cell>
          <table:table-cell table:formula="of:=([.H39]/[.I39]-1)*100" office:value-type="float" office:value="366.666666666667" calcext:value-type="float">
            <text:p>366,666666666667</text:p>
          </table:table-cell>
          <table:table-cell table:number-columns-repeated="2"/>
          <table:table-cell office:value-type="string" calcext:value-type="string">
            <text:p>onesta</text:p>
          </table:table-cell>
          <table:table-cell table:formula="of:=[.B39]*[.B$59]/[.$F$59]" office:value-type="float" office:value="0.77724358974359" calcext:value-type="float">
            <text:p>0,77724358974359</text:p>
          </table:table-cell>
          <table:table-cell table:formula="of:=[.C39]*[.C$59]/[.$F$59]" office:value-type="float" office:value="4.33012820512821" calcext:value-type="float">
            <text:p>4,33012820512821</text:p>
          </table:table-cell>
          <table:table-cell table:formula="of:=[.D39]*[.D$59]/[.$F$59]" office:value-type="float" office:value="0.701923076923077" calcext:value-type="float">
            <text:p>0,701923076923077</text:p>
          </table:table-cell>
          <table:table-cell table:formula="of:=[.E39]*[.E$59]/[.$F$59]" office:value-type="float" office:value="0.592948717948718" calcext:value-type="float">
            <text:p>0,592948717948718</text:p>
          </table:table-cell>
          <table:table-cell table:number-columns-repeated="2"/>
          <table:table-cell table:formula="of:=MAX([.N39:.Q39])" office:value-type="float" office:value="4.33012820512821" calcext:value-type="float">
            <text:p>4,33012820512821</text:p>
          </table:table-cell>
          <table:table-cell table:formula="of:=MIN([.N39:.Q39])" office:value-type="float" office:value="0.592948717948718" calcext:value-type="float">
            <text:p>0,592948717948718</text:p>
          </table:table-cell>
          <table:table-cell table:formula="of:=([.T39]/[.U39]-1)*100" office:value-type="float" office:value="630.27027027027" calcext:value-type="float">
            <text:p>630,27027027027</text:p>
          </table:table-cell>
        </table:table-row>
        <table:table-row table:style-name="ro1">
          <table:table-cell office:value-type="string" calcext:value-type="string">
            <text:p>ordin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AX([.B40:.E40])" office:value-type="float" office:value="5" calcext:value-type="float">
            <text:p>5</text:p>
          </table:table-cell>
          <table:table-cell table:formula="of:=MIN([.B40:.E40])" office:value-type="float" office:value="1" calcext:value-type="float">
            <text:p>1</text:p>
          </table:table-cell>
          <table:table-cell table:formula="of:=([.H40]/[.I40]-1)*100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ordinata</text:p>
          </table:table-cell>
          <table:table-cell table:formula="of:=[.B40]*[.B$59]/[.$F$59]" office:value-type="float" office:value="1.03632478632479" calcext:value-type="float">
            <text:p>1,03632478632479</text:p>
          </table:table-cell>
          <table:table-cell table:formula="of:=[.C40]*[.C$59]/[.$F$59]" office:value-type="float" office:value="1.54647435897436" calcext:value-type="float">
            <text:p>1,54647435897436</text:p>
          </table:table-cell>
          <table:table-cell table:formula="of:=[.D40]*[.D$59]/[.$F$59]" office:value-type="float" office:value="0.701923076923077" calcext:value-type="float">
            <text:p>0,701923076923077</text:p>
          </table:table-cell>
          <table:table-cell table:formula="of:=[.E40]*[.E$59]/[.$F$59]" office:value-type="float" office:value="0.197649572649573" calcext:value-type="float">
            <text:p>0,197649572649573</text:p>
          </table:table-cell>
          <table:table-cell table:number-columns-repeated="2"/>
          <table:table-cell table:formula="of:=MAX([.N40:.Q40])" office:value-type="float" office:value="1.54647435897436" calcext:value-type="float">
            <text:p>1,54647435897436</text:p>
          </table:table-cell>
          <table:table-cell table:formula="of:=MIN([.N40:.Q40])" office:value-type="float" office:value="0.197649572649573" calcext:value-type="float">
            <text:p>0,197649572649573</text:p>
          </table:table-cell>
          <table:table-cell table:formula="of:=([.T40]/[.U40]-1)*100" office:value-type="float" office:value="682.432432432433" calcext:value-type="float">
            <text:p>682,432432432433</text:p>
          </table:table-cell>
        </table:table-row>
        <table:table-row table:style-name="ro1">
          <table:table-cell office:value-type="string" calcext:value-type="string">
            <text:p>p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AX([.B41:.E41])" office:value-type="float" office:value="6" calcext:value-type="float">
            <text:p>6</text:p>
          </table:table-cell>
          <table:table-cell table:formula="of:=MIN([.B41:.E41])" office:value-type="float" office:value="1" calcext:value-type="float">
            <text:p>1</text:p>
          </table:table-cell>
          <table:table-cell table:formula="of:=([.H41]/[.I41]-1)*100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pia</text:p>
          </table:table-cell>
          <table:table-cell table:formula="of:=[.B41]*[.B$59]/[.$F$59]" office:value-type="float" office:value="1.55448717948718" calcext:value-type="float">
            <text:p>1,55448717948718</text:p>
          </table:table-cell>
          <table:table-cell table:formula="of:=[.C41]*[.C$59]/[.$F$59]" office:value-type="float" office:value="1.54647435897436" calcext:value-type="float">
            <text:p>1,54647435897436</text:p>
          </table:table-cell>
          <table:table-cell table:formula="of:=[.D41]*[.D$59]/[.$F$59]" office:value-type="float" office:value="0.467948717948718" calcext:value-type="float">
            <text:p>0,467948717948718</text:p>
          </table:table-cell>
          <table:table-cell table:formula="of:=[.E41]*[.E$59]/[.$F$59]" office:value-type="float" office:value="0.197649572649573" calcext:value-type="float">
            <text:p>0,197649572649573</text:p>
          </table:table-cell>
          <table:table-cell table:number-columns-repeated="2"/>
          <table:table-cell table:formula="of:=MAX([.N41:.Q41])" office:value-type="float" office:value="1.55448717948718" calcext:value-type="float">
            <text:p>1,55448717948718</text:p>
          </table:table-cell>
          <table:table-cell table:formula="of:=MIN([.N41:.Q41])" office:value-type="float" office:value="0.197649572649573" calcext:value-type="float">
            <text:p>0,197649572649573</text:p>
          </table:table-cell>
          <table:table-cell table:formula="of:=([.T41]/[.U41]-1)*100" office:value-type="float" office:value="686.486486486487" calcext:value-type="float">
            <text:p>686,486486486487</text:p>
          </table:table-cell>
        </table:table-row>
        <table:table-row table:style-name="ro1">
          <table:table-cell office:value-type="string" calcext:value-type="string">
            <text:p>pigra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MAX([.B42:.E42])" office:value-type="float" office:value="0" calcext:value-type="float">
            <text:p>0</text:p>
          </table:table-cell>
          <table:table-cell table:formula="of:=MIN([.B42:.E42])" office:value-type="float" office:value="0" calcext:value-type="float">
            <text:p>0</text:p>
          </table:table-cell>
          <table:table-cell table:formula="of:=([.H42]/[.I42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pigra</text:p>
          </table:table-cell>
          <table:table-cell table:formula="of:=[.B42]*[.B$59]/[.$F$59]" office:value-type="float" office:value="0" calcext:value-type="float">
            <text:p>0</text:p>
          </table:table-cell>
          <table:table-cell table:formula="of:=[.C42]*[.C$59]/[.$F$59]" office:value-type="float" office:value="0" calcext:value-type="float">
            <text:p>0</text:p>
          </table:table-cell>
          <table:table-cell table:formula="of:=[.D42]*[.D$59]/[.$F$59]" office:value-type="float" office:value="0" calcext:value-type="float">
            <text:p>0</text:p>
          </table:table-cell>
          <table:table-cell table:formula="of:=[.E42]*[.E$59]/[.$F$59]" office:value-type="float" office:value="0" calcext:value-type="float">
            <text:p>0</text:p>
          </table:table-cell>
          <table:table-cell table:number-columns-repeated="2"/>
          <table:table-cell table:formula="of:=MAX([.N42:.Q42])" office:value-type="float" office:value="0" calcext:value-type="float">
            <text:p>0</text:p>
          </table:table-cell>
          <table:table-cell table:formula="of:=MIN([.N42:.Q42])" office:value-type="float" office:value="0" calcext:value-type="float">
            <text:p>0</text:p>
          </table:table-cell>
          <table:table-cell table:formula="of:=([.T42]/[.U42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atic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AX([.B43:.E43])" office:value-type="float" office:value="6" calcext:value-type="float">
            <text:p>6</text:p>
          </table:table-cell>
          <table:table-cell table:formula="of:=MIN([.B43:.E43])" office:value-type="float" office:value="0" calcext:value-type="float">
            <text:p>0</text:p>
          </table:table-cell>
          <table:table-cell table:formula="of:=([.H43]/[.I43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pratica</text:p>
          </table:table-cell>
          <table:table-cell table:formula="of:=[.B43]*[.B$59]/[.$F$59]" office:value-type="float" office:value="0.259081196581197" calcext:value-type="float">
            <text:p>0,259081196581197</text:p>
          </table:table-cell>
          <table:table-cell table:formula="of:=[.C43]*[.C$59]/[.$F$59]" office:value-type="float" office:value="1.85576923076923" calcext:value-type="float">
            <text:p>1,85576923076923</text:p>
          </table:table-cell>
          <table:table-cell table:formula="of:=[.D43]*[.D$59]/[.$F$59]" office:value-type="float" office:value="0.701923076923077" calcext:value-type="float">
            <text:p>0,701923076923077</text:p>
          </table:table-cell>
          <table:table-cell table:formula="of:=[.E43]*[.E$59]/[.$F$59]" office:value-type="float" office:value="0" calcext:value-type="float">
            <text:p>0</text:p>
          </table:table-cell>
          <table:table-cell table:number-columns-repeated="2"/>
          <table:table-cell table:formula="of:=MAX([.N43:.Q43])" office:value-type="float" office:value="1.85576923076923" calcext:value-type="float">
            <text:p>1,85576923076923</text:p>
          </table:table-cell>
          <table:table-cell table:formula="of:=MIN([.N43:.Q43])" office:value-type="float" office:value="0" calcext:value-type="float">
            <text:p>0</text:p>
          </table:table-cell>
          <table:table-cell table:formula="of:=([.T43]/[.U43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ecis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AX([.B44:.E44])" office:value-type="float" office:value="9" calcext:value-type="float">
            <text:p>9</text:p>
          </table:table-cell>
          <table:table-cell table:formula="of:=MIN([.B44:.E44])" office:value-type="float" office:value="2" calcext:value-type="float">
            <text:p>2</text:p>
          </table:table-cell>
          <table:table-cell table:formula="of:=([.H44]/[.I44]-1)*100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precisa</text:p>
          </table:table-cell>
          <table:table-cell table:formula="of:=[.B44]*[.B$59]/[.$F$59]" office:value-type="float" office:value="0.518162393162393" calcext:value-type="float">
            <text:p>0,518162393162393</text:p>
          </table:table-cell>
          <table:table-cell table:formula="of:=[.C44]*[.C$59]/[.$F$59]" office:value-type="float" office:value="2.78365384615385" calcext:value-type="float">
            <text:p>2,78365384615385</text:p>
          </table:table-cell>
          <table:table-cell table:formula="of:=[.D44]*[.D$59]/[.$F$59]" office:value-type="float" office:value="0.701923076923077" calcext:value-type="float">
            <text:p>0,701923076923077</text:p>
          </table:table-cell>
          <table:table-cell table:formula="of:=[.E44]*[.E$59]/[.$F$59]" office:value-type="float" office:value="0.395299145299145" calcext:value-type="float">
            <text:p>0,395299145299145</text:p>
          </table:table-cell>
          <table:table-cell table:number-columns-repeated="2"/>
          <table:table-cell table:formula="of:=MAX([.N44:.Q44])" office:value-type="float" office:value="2.78365384615385" calcext:value-type="float">
            <text:p>2,78365384615385</text:p>
          </table:table-cell>
          <table:table-cell table:formula="of:=MIN([.N44:.Q44])" office:value-type="float" office:value="0.395299145299145" calcext:value-type="float">
            <text:p>0,395299145299145</text:p>
          </table:table-cell>
          <table:table-cell table:formula="of:=([.T44]/[.U44]-1)*100" office:value-type="float" office:value="604.189189189189" calcext:value-type="float">
            <text:p>604,189189189189</text:p>
          </table:table-cell>
        </table:table-row>
        <table:table-row table:style-name="ro1">
          <table:table-cell office:value-type="string" calcext:value-type="string">
            <text:p>progressist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MAX([.B45:.E45])" office:value-type="float" office:value="1" calcext:value-type="float">
            <text:p>1</text:p>
          </table:table-cell>
          <table:table-cell table:formula="of:=MIN([.B45:.E45])" office:value-type="float" office:value="1" calcext:value-type="float">
            <text:p>1</text:p>
          </table:table-cell>
          <table:table-cell table:formula="of:=([.H45]/[.I45]-1)*1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gressista</text:p>
          </table:table-cell>
          <table:table-cell table:formula="of:=[.B45]*[.B$59]/[.$F$59]" office:value-type="float" office:value="0.259081196581197" calcext:value-type="float">
            <text:p>0,259081196581197</text:p>
          </table:table-cell>
          <table:table-cell table:formula="of:=[.C45]*[.C$59]/[.$F$59]" office:value-type="float" office:value="0.309294871794872" calcext:value-type="float">
            <text:p>0,309294871794872</text:p>
          </table:table-cell>
          <table:table-cell table:formula="of:=[.D45]*[.D$59]/[.$F$59]" office:value-type="float" office:value="0.233974358974359" calcext:value-type="float">
            <text:p>0,233974358974359</text:p>
          </table:table-cell>
          <table:table-cell table:formula="of:=[.E45]*[.E$59]/[.$F$59]" office:value-type="float" office:value="0.197649572649573" calcext:value-type="float">
            <text:p>0,197649572649573</text:p>
          </table:table-cell>
          <table:table-cell table:number-columns-repeated="2"/>
          <table:table-cell table:formula="of:=MAX([.N45:.Q45])" office:value-type="float" office:value="0.309294871794872" calcext:value-type="float">
            <text:p>0,309294871794872</text:p>
          </table:table-cell>
          <table:table-cell table:formula="of:=MIN([.N45:.Q45])" office:value-type="float" office:value="0.197649572649573" calcext:value-type="float">
            <text:p>0,197649572649573</text:p>
          </table:table-cell>
          <table:table-cell table:formula="of:=([.T45]/[.U45]-1)*100" office:value-type="float" office:value="56.4864864864865" calcext:value-type="float">
            <text:p>56,4864864864865</text:p>
          </table:table-cell>
        </table:table-row>
        <table:table-row table:style-name="ro1">
          <table:table-cell office:value-type="string" calcext:value-type="string">
            <text:p>puli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MAX([.B46:.E46])" office:value-type="float" office:value="3" calcext:value-type="float">
            <text:p>3</text:p>
          </table:table-cell>
          <table:table-cell table:formula="of:=MIN([.B46:.E46])" office:value-type="float" office:value="1" calcext:value-type="float">
            <text:p>1</text:p>
          </table:table-cell>
          <table:table-cell table:formula="of:=([.H46]/[.I46]-1)*100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pulita</text:p>
          </table:table-cell>
          <table:table-cell table:formula="of:=[.B46]*[.B$59]/[.$F$59]" office:value-type="float" office:value="0.259081196581197" calcext:value-type="float">
            <text:p>0,259081196581197</text:p>
          </table:table-cell>
          <table:table-cell table:formula="of:=[.C46]*[.C$59]/[.$F$59]" office:value-type="float" office:value="0.927884615384615" calcext:value-type="float">
            <text:p>0,927884615384615</text:p>
          </table:table-cell>
          <table:table-cell table:formula="of:=[.D46]*[.D$59]/[.$F$59]" office:value-type="float" office:value="0.467948717948718" calcext:value-type="float">
            <text:p>0,467948717948718</text:p>
          </table:table-cell>
          <table:table-cell table:formula="of:=[.E46]*[.E$59]/[.$F$59]" office:value-type="float" office:value="0.197649572649573" calcext:value-type="float">
            <text:p>0,197649572649573</text:p>
          </table:table-cell>
          <table:table-cell table:number-columns-repeated="2"/>
          <table:table-cell table:formula="of:=MAX([.N46:.Q46])" office:value-type="float" office:value="0.927884615384615" calcext:value-type="float">
            <text:p>0,927884615384615</text:p>
          </table:table-cell>
          <table:table-cell table:formula="of:=MIN([.N46:.Q46])" office:value-type="float" office:value="0.197649572649573" calcext:value-type="float">
            <text:p>0,197649572649573</text:p>
          </table:table-cell>
          <table:table-cell table:formula="of:=([.T46]/[.U46]-1)*100" office:value-type="float" office:value="369.45945945946" calcext:value-type="float">
            <text:p>369,45945945946</text:p>
          </table:table-cell>
        </table:table-row>
        <table:table-row table:style-name="ro1">
          <table:table-cell office:value-type="string" calcext:value-type="string">
            <text:p>riservat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AX([.B47:.E47])" office:value-type="float" office:value="6" calcext:value-type="float">
            <text:p>6</text:p>
          </table:table-cell>
          <table:table-cell table:formula="of:=MIN([.B47:.E47])" office:value-type="float" office:value="4" calcext:value-type="float">
            <text:p>4</text:p>
          </table:table-cell>
          <table:table-cell table:formula="of:=([.H47]/[.I47]-1)*100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iservata</text:p>
          </table:table-cell>
          <table:table-cell table:formula="of:=[.B47]*[.B$59]/[.$F$59]" office:value-type="float" office:value="1.29540598290598" calcext:value-type="float">
            <text:p>1,29540598290598</text:p>
          </table:table-cell>
          <table:table-cell table:formula="of:=[.C47]*[.C$59]/[.$F$59]" office:value-type="float" office:value="1.23717948717949" calcext:value-type="float">
            <text:p>1,23717948717949</text:p>
          </table:table-cell>
          <table:table-cell table:formula="of:=[.D47]*[.D$59]/[.$F$59]" office:value-type="float" office:value="1.40384615384615" calcext:value-type="float">
            <text:p>1,40384615384615</text:p>
          </table:table-cell>
          <table:table-cell table:formula="of:=[.E47]*[.E$59]/[.$F$59]" office:value-type="float" office:value="0.790598290598291" calcext:value-type="float">
            <text:p>0,790598290598291</text:p>
          </table:table-cell>
          <table:table-cell table:number-columns-repeated="2"/>
          <table:table-cell table:formula="of:=MAX([.N47:.Q47])" office:value-type="float" office:value="1.40384615384615" calcext:value-type="float">
            <text:p>1,40384615384615</text:p>
          </table:table-cell>
          <table:table-cell table:formula="of:=MIN([.N47:.Q47])" office:value-type="float" office:value="0.790598290598291" calcext:value-type="float">
            <text:p>0,790598290598291</text:p>
          </table:table-cell>
          <table:table-cell table:formula="of:=([.T47]/[.U47]-1)*100" office:value-type="float" office:value="77.5675675675676" calcext:value-type="float">
            <text:p>77,5675675675676</text:p>
          </table:table-cell>
        </table:table-row>
        <table:table-row table:style-name="ro1">
          <table:table-cell office:value-type="string" calcext:value-type="string">
            <text:p>ritardatar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AX([.B48:.E48])" office:value-type="float" office:value="11" calcext:value-type="float">
            <text:p>11</text:p>
          </table:table-cell>
          <table:table-cell table:formula="of:=MIN([.B48:.E48])" office:value-type="float" office:value="1" calcext:value-type="float">
            <text:p>1</text:p>
          </table:table-cell>
          <table:table-cell table:formula="of:=([.H48]/[.I48]-1)*100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ritardataria</text:p>
          </table:table-cell>
          <table:table-cell table:formula="of:=[.B48]*[.B$59]/[.$F$59]" office:value-type="float" office:value="1.03632478632479" calcext:value-type="float">
            <text:p>1,03632478632479</text:p>
          </table:table-cell>
          <table:table-cell table:formula="of:=[.C48]*[.C$59]/[.$F$59]" office:value-type="float" office:value="0.309294871794872" calcext:value-type="float">
            <text:p>0,309294871794872</text:p>
          </table:table-cell>
          <table:table-cell table:formula="of:=[.D48]*[.D$59]/[.$F$59]" office:value-type="float" office:value="2.57371794871795" calcext:value-type="float">
            <text:p>2,57371794871795</text:p>
          </table:table-cell>
          <table:table-cell table:formula="of:=[.E48]*[.E$59]/[.$F$59]" office:value-type="float" office:value="1.77884615384615" calcext:value-type="float">
            <text:p>1,77884615384615</text:p>
          </table:table-cell>
          <table:table-cell table:number-columns-repeated="2"/>
          <table:table-cell table:formula="of:=MAX([.N48:.Q48])" office:value-type="float" office:value="2.57371794871795" calcext:value-type="float">
            <text:p>2,57371794871795</text:p>
          </table:table-cell>
          <table:table-cell table:formula="of:=MIN([.N48:.Q48])" office:value-type="float" office:value="0.309294871794872" calcext:value-type="float">
            <text:p>0,309294871794872</text:p>
          </table:table-cell>
          <table:table-cell table:formula="of:=([.T48]/[.U48]-1)*100" office:value-type="float" office:value="732.124352331606" calcext:value-type="float">
            <text:p>732,124352331606</text:p>
          </table:table-cell>
        </table:table-row>
        <table:table-row table:style-name="ro1">
          <table:table-cell office:value-type="string" calcext:value-type="string">
            <text:p>rumoro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MAX([.B49:.E49])" office:value-type="float" office:value="1" calcext:value-type="float">
            <text:p>1</text:p>
          </table:table-cell>
          <table:table-cell table:formula="of:=MIN([.B49:.E49])" office:value-type="float" office:value="0" calcext:value-type="float">
            <text:p>0</text:p>
          </table:table-cell>
          <table:table-cell table:formula="of:=([.H49]/[.I49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rumorosa</text:p>
          </table:table-cell>
          <table:table-cell table:formula="of:=[.B49]*[.B$59]/[.$F$59]" office:value-type="float" office:value="0.259081196581197" calcext:value-type="float">
            <text:p>0,259081196581197</text:p>
          </table:table-cell>
          <table:table-cell table:formula="of:=[.C49]*[.C$59]/[.$F$59]" office:value-type="float" office:value="0" calcext:value-type="float">
            <text:p>0</text:p>
          </table:table-cell>
          <table:table-cell table:formula="of:=[.D49]*[.D$59]/[.$F$59]" office:value-type="float" office:value="0.233974358974359" calcext:value-type="float">
            <text:p>0,233974358974359</text:p>
          </table:table-cell>
          <table:table-cell table:formula="of:=[.E49]*[.E$59]/[.$F$59]" office:value-type="float" office:value="0" calcext:value-type="float">
            <text:p>0</text:p>
          </table:table-cell>
          <table:table-cell table:number-columns-repeated="2"/>
          <table:table-cell table:formula="of:=MAX([.N49:.Q49])" office:value-type="float" office:value="0.259081196581197" calcext:value-type="float">
            <text:p>0,259081196581197</text:p>
          </table:table-cell>
          <table:table-cell table:formula="of:=MIN([.N49:.Q49])" office:value-type="float" office:value="0" calcext:value-type="float">
            <text:p>0</text:p>
          </table:table-cell>
          <table:table-cell table:formula="of:=([.T49]/[.U49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ortese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AX([.B50:.E50])" office:value-type="float" office:value="32" calcext:value-type="float">
            <text:p>32</text:p>
          </table:table-cell>
          <table:table-cell table:formula="of:=MIN([.B50:.E50])" office:value-type="float" office:value="20" calcext:value-type="float">
            <text:p>20</text:p>
          </table:table-cell>
          <table:table-cell table:formula="of:=([.H50]/[.I50]-1)*100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cortese</text:p>
          </table:table-cell>
          <table:table-cell table:formula="of:=[.B50]*[.B$59]/[.$F$59]" office:value-type="float" office:value="8.29059829059829" calcext:value-type="float">
            <text:p>8,29059829059829</text:p>
          </table:table-cell>
          <table:table-cell table:formula="of:=[.C50]*[.C$59]/[.$F$59]" office:value-type="float" office:value="6.18589743589744" calcext:value-type="float">
            <text:p>6,18589743589744</text:p>
          </table:table-cell>
          <table:table-cell table:formula="of:=[.D50]*[.D$59]/[.$F$59]" office:value-type="float" office:value="7.48717948717949" calcext:value-type="float">
            <text:p>7,48717948717949</text:p>
          </table:table-cell>
          <table:table-cell table:formula="of:=[.E50]*[.E$59]/[.$F$59]" office:value-type="float" office:value="5.33653846153846" calcext:value-type="float">
            <text:p>5,33653846153846</text:p>
          </table:table-cell>
          <table:table-cell table:number-columns-repeated="2"/>
          <table:table-cell table:formula="of:=MAX([.N50:.Q50])" office:value-type="float" office:value="8.29059829059829" calcext:value-type="float">
            <text:p>8,29059829059829</text:p>
          </table:table-cell>
          <table:table-cell table:formula="of:=MIN([.N50:.Q50])" office:value-type="float" office:value="5.33653846153846" calcext:value-type="float">
            <text:p>5,33653846153846</text:p>
          </table:table-cell>
          <table:table-cell table:formula="of:=([.T50]/[.U50]-1)*100" office:value-type="float" office:value="55.3553553553554" calcext:value-type="float">
            <text:p>55,3553553553554</text:p>
          </table:table-cell>
        </table:table-row>
        <table:table-row table:style-name="ro1">
          <table:table-cell office:value-type="string" calcext:value-type="string">
            <text:p>sensibile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/>
          <table:table-cell table:formula="of:=MAX([.B51:.E51])" office:value-type="float" office:value="32" calcext:value-type="float">
            <text:p>32</text:p>
          </table:table-cell>
          <table:table-cell table:formula="of:=MIN([.B51:.E51])" office:value-type="float" office:value="14" calcext:value-type="float">
            <text:p>14</text:p>
          </table:table-cell>
          <table:table-cell table:formula="of:=([.H51]/[.I51]-1)*100" office:value-type="float" office:value="128.571428571429" calcext:value-type="float">
            <text:p>128,571428571429</text:p>
          </table:table-cell>
          <table:table-cell table:number-columns-repeated="2"/>
          <table:table-cell office:value-type="string" calcext:value-type="string">
            <text:p>sensibile</text:p>
          </table:table-cell>
          <table:table-cell table:formula="of:=[.B51]*[.B$59]/[.$F$59]" office:value-type="float" office:value="5.95886752136752" calcext:value-type="float">
            <text:p>5,95886752136752</text:p>
          </table:table-cell>
          <table:table-cell table:formula="of:=[.C51]*[.C$59]/[.$F$59]" office:value-type="float" office:value="9.8974358974359" calcext:value-type="float">
            <text:p>9,8974358974359</text:p>
          </table:table-cell>
          <table:table-cell table:formula="of:=[.D51]*[.D$59]/[.$F$59]" office:value-type="float" office:value="3.27564102564103" calcext:value-type="float">
            <text:p>3,27564102564103</text:p>
          </table:table-cell>
          <table:table-cell table:formula="of:=[.E51]*[.E$59]/[.$F$59]" office:value-type="float" office:value="3.55769230769231" calcext:value-type="float">
            <text:p>3,55769230769231</text:p>
          </table:table-cell>
          <table:table-cell table:number-columns-repeated="2"/>
          <table:table-cell table:formula="of:=MAX([.N51:.Q51])" office:value-type="float" office:value="9.8974358974359" calcext:value-type="float">
            <text:p>9,8974358974359</text:p>
          </table:table-cell>
          <table:table-cell table:formula="of:=MIN([.N51:.Q51])" office:value-type="float" office:value="3.27564102564103" calcext:value-type="float">
            <text:p>3,27564102564103</text:p>
          </table:table-cell>
          <table:table-cell table:formula="of:=([.T51]/[.U51]-1)*100" office:value-type="float" office:value="202.152641878669" calcext:value-type="float">
            <text:p>202,152641878669</text:p>
          </table:table-cell>
        </table:table-row>
        <table:table-row table:style-name="ro1">
          <table:table-cell office:value-type="string" calcext:value-type="string">
            <text:p>silenzi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MAX([.B52:.E52])" office:value-type="float" office:value="1" calcext:value-type="float">
            <text:p>1</text:p>
          </table:table-cell>
          <table:table-cell table:formula="of:=MIN([.B52:.E52])" office:value-type="float" office:value="0" calcext:value-type="float">
            <text:p>0</text:p>
          </table:table-cell>
          <table:table-cell table:formula="of:=([.H52]/[.I52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lenziosa</text:p>
          </table:table-cell>
          <table:table-cell table:formula="of:=[.B52]*[.B$59]/[.$F$59]" office:value-type="float" office:value="0.259081196581197" calcext:value-type="float">
            <text:p>0,259081196581197</text:p>
          </table:table-cell>
          <table:table-cell table:formula="of:=[.C52]*[.C$59]/[.$F$59]" office:value-type="float" office:value="0.309294871794872" calcext:value-type="float">
            <text:p>0,309294871794872</text:p>
          </table:table-cell>
          <table:table-cell table:formula="of:=[.D52]*[.D$59]/[.$F$59]" office:value-type="float" office:value="0" calcext:value-type="float">
            <text:p>0</text:p>
          </table:table-cell>
          <table:table-cell table:formula="of:=[.E52]*[.E$59]/[.$F$59]" office:value-type="float" office:value="0.197649572649573" calcext:value-type="float">
            <text:p>0,197649572649573</text:p>
          </table:table-cell>
          <table:table-cell table:number-columns-repeated="2"/>
          <table:table-cell table:formula="of:=MAX([.N52:.Q52])" office:value-type="float" office:value="0.309294871794872" calcext:value-type="float">
            <text:p>0,309294871794872</text:p>
          </table:table-cell>
          <table:table-cell table:formula="of:=MIN([.N52:.Q52])" office:value-type="float" office:value="0" calcext:value-type="float">
            <text:p>0</text:p>
          </table:table-cell>
          <table:table-cell table:formula="of:=([.T52]/[.U52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fisticat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AX([.B53:.E53])" office:value-type="float" office:value="13" calcext:value-type="float">
            <text:p>13</text:p>
          </table:table-cell>
          <table:table-cell table:formula="of:=MIN([.B53:.E53])" office:value-type="float" office:value="1" calcext:value-type="float">
            <text:p>1</text:p>
          </table:table-cell>
          <table:table-cell table:formula="of:=([.H53]/[.I53]-1)*100"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sofisticata</text:p>
          </table:table-cell>
          <table:table-cell table:formula="of:=[.B53]*[.B$59]/[.$F$59]" office:value-type="float" office:value="0.518162393162393" calcext:value-type="float">
            <text:p>0,518162393162393</text:p>
          </table:table-cell>
          <table:table-cell table:formula="of:=[.C53]*[.C$59]/[.$F$59]" office:value-type="float" office:value="4.02083333333333" calcext:value-type="float">
            <text:p>4,02083333333333</text:p>
          </table:table-cell>
          <table:table-cell table:formula="of:=[.D53]*[.D$59]/[.$F$59]" office:value-type="float" office:value="0.467948717948718" calcext:value-type="float">
            <text:p>0,467948717948718</text:p>
          </table:table-cell>
          <table:table-cell table:formula="of:=[.E53]*[.E$59]/[.$F$59]" office:value-type="float" office:value="0.197649572649573" calcext:value-type="float">
            <text:p>0,197649572649573</text:p>
          </table:table-cell>
          <table:table-cell table:number-columns-repeated="2"/>
          <table:table-cell table:formula="of:=MAX([.N53:.Q53])" office:value-type="float" office:value="4.02083333333333" calcext:value-type="float">
            <text:p>4,02083333333333</text:p>
          </table:table-cell>
          <table:table-cell table:formula="of:=MIN([.N53:.Q53])" office:value-type="float" office:value="0.197649572649573" calcext:value-type="float">
            <text:p>0,197649572649573</text:p>
          </table:table-cell>
          <table:table-cell table:formula="of:=([.T53]/[.U53]-1)*100" office:value-type="float" office:value="1934.32432432432" calcext:value-type="float">
            <text:p>1934,32432432432</text:p>
          </table:table-cell>
        </table:table-row>
        <table:table-row table:style-name="ro1">
          <table:table-cell office:value-type="string" calcext:value-type="string">
            <text:p>sospettosa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MAX([.B54:.E54])" office:value-type="float" office:value="41" calcext:value-type="float">
            <text:p>41</text:p>
          </table:table-cell>
          <table:table-cell table:formula="of:=MIN([.B54:.E54])" office:value-type="float" office:value="35" calcext:value-type="float">
            <text:p>35</text:p>
          </table:table-cell>
          <table:table-cell table:formula="of:=([.H54]/[.I54]-1)*100" office:value-type="float" office:value="17.1428571428572" calcext:value-type="float">
            <text:p>17,1428571428572</text:p>
          </table:table-cell>
          <table:table-cell table:number-columns-repeated="2"/>
          <table:table-cell office:value-type="string" calcext:value-type="string">
            <text:p>sospettosa</text:p>
          </table:table-cell>
          <table:table-cell table:formula="of:=[.B54]*[.B$59]/[.$F$59]" office:value-type="float" office:value="9.58600427350427" calcext:value-type="float">
            <text:p>9,58600427350427</text:p>
          </table:table-cell>
          <table:table-cell table:formula="of:=[.C54]*[.C$59]/[.$F$59]" office:value-type="float" office:value="12.6810897435897" calcext:value-type="float">
            <text:p>12,6810897435897</text:p>
          </table:table-cell>
          <table:table-cell table:formula="of:=[.D54]*[.D$59]/[.$F$59]" office:value-type="float" office:value="8.42307692307692" calcext:value-type="float">
            <text:p>8,42307692307692</text:p>
          </table:table-cell>
          <table:table-cell table:formula="of:=[.E54]*[.E$59]/[.$F$59]" office:value-type="float" office:value="6.91773504273504" calcext:value-type="float">
            <text:p>6,91773504273504</text:p>
          </table:table-cell>
          <table:table-cell table:number-columns-repeated="2"/>
          <table:table-cell table:formula="of:=MAX([.N54:.Q54])" office:value-type="float" office:value="12.6810897435897" calcext:value-type="float">
            <text:p>12,6810897435897</text:p>
          </table:table-cell>
          <table:table-cell table:formula="of:=MIN([.N54:.Q54])" office:value-type="float" office:value="6.91773504273504" calcext:value-type="float">
            <text:p>6,91773504273504</text:p>
          </table:table-cell>
          <table:table-cell table:formula="of:=([.T54]/[.U54]-1)*100" office:value-type="float" office:value="83.3127413127413" calcext:value-type="float">
            <text:p>83,3127413127413</text:p>
          </table:table-cell>
        </table:table-row>
        <table:table-row table:style-name="ro1">
          <table:table-cell office:value-type="string" calcext:value-type="string">
            <text:p>sporc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MAX([.B55:.E55])" office:value-type="float" office:value="10" calcext:value-type="float">
            <text:p>10</text:p>
          </table:table-cell>
          <table:table-cell table:formula="of:=MIN([.B55:.E55])" office:value-type="float" office:value="7" calcext:value-type="float">
            <text:p>7</text:p>
          </table:table-cell>
          <table:table-cell table:formula="of:=([.H55]/[.I55]-1)*100" office:value-type="float" office:value="42.8571428571429" calcext:value-type="float">
            <text:p>42,8571428571429</text:p>
          </table:table-cell>
          <table:table-cell table:number-columns-repeated="2"/>
          <table:table-cell office:value-type="string" calcext:value-type="string">
            <text:p>sporca</text:p>
          </table:table-cell>
          <table:table-cell table:formula="of:=[.B55]*[.B$59]/[.$F$59]" office:value-type="float" office:value="2.07264957264957" calcext:value-type="float">
            <text:p>2,07264957264957</text:p>
          </table:table-cell>
          <table:table-cell table:formula="of:=[.C55]*[.C$59]/[.$F$59]" office:value-type="float" office:value="2.47435897435897" calcext:value-type="float">
            <text:p>2,47435897435897</text:p>
          </table:table-cell>
          <table:table-cell table:formula="of:=[.D55]*[.D$59]/[.$F$59]" office:value-type="float" office:value="2.33974358974359" calcext:value-type="float">
            <text:p>2,33974358974359</text:p>
          </table:table-cell>
          <table:table-cell table:formula="of:=[.E55]*[.E$59]/[.$F$59]" office:value-type="float" office:value="1.38354700854701" calcext:value-type="float">
            <text:p>1,38354700854701</text:p>
          </table:table-cell>
          <table:table-cell table:number-columns-repeated="2"/>
          <table:table-cell table:formula="of:=MAX([.N55:.Q55])" office:value-type="float" office:value="2.47435897435897" calcext:value-type="float">
            <text:p>2,47435897435897</text:p>
          </table:table-cell>
          <table:table-cell table:formula="of:=MIN([.N55:.Q55])" office:value-type="float" office:value="1.38354700854701" calcext:value-type="float">
            <text:p>1,38354700854701</text:p>
          </table:table-cell>
          <table:table-cell table:formula="of:=([.T55]/[.U55]-1)*100" office:value-type="float" office:value="78.8416988416988" calcext:value-type="float">
            <text:p>78,8416988416988</text:p>
          </table:table-cell>
        </table:table-row>
        <table:table-row table:style-name="ro1">
          <table:table-cell office:value-type="string" calcext:value-type="string">
            <text:p>stup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MAX([.B56:.E56])" office:value-type="float" office:value="2" calcext:value-type="float">
            <text:p>2</text:p>
          </table:table-cell>
          <table:table-cell table:formula="of:=MIN([.B56:.E56])" office:value-type="float" office:value="0" calcext:value-type="float">
            <text:p>0</text:p>
          </table:table-cell>
          <table:table-cell table:formula="of:=([.H56]/[.I56]-1)*1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tupida</text:p>
          </table:table-cell>
          <table:table-cell table:formula="of:=[.B56]*[.B$59]/[.$F$59]" office:value-type="float" office:value="0.259081196581197" calcext:value-type="float">
            <text:p>0,259081196581197</text:p>
          </table:table-cell>
          <table:table-cell table:formula="of:=[.C56]*[.C$59]/[.$F$59]" office:value-type="float" office:value="0.309294871794872" calcext:value-type="float">
            <text:p>0,309294871794872</text:p>
          </table:table-cell>
          <table:table-cell table:formula="of:=[.D56]*[.D$59]/[.$F$59]" office:value-type="float" office:value="0.467948717948718" calcext:value-type="float">
            <text:p>0,467948717948718</text:p>
          </table:table-cell>
          <table:table-cell table:formula="of:=[.E56]*[.E$59]/[.$F$59]" office:value-type="float" office:value="0" calcext:value-type="float">
            <text:p>0</text:p>
          </table:table-cell>
          <table:table-cell table:number-columns-repeated="2"/>
          <table:table-cell table:formula="of:=MAX([.N56:.Q56])" office:value-type="float" office:value="0.467948717948718" calcext:value-type="float">
            <text:p>0,467948717948718</text:p>
          </table:table-cell>
          <table:table-cell table:formula="of:=MIN([.N56:.Q56])" office:value-type="float" office:value="0" calcext:value-type="float">
            <text:p>0</text:p>
          </table:table-cell>
          <table:table-cell table:formula="of:=([.T56]/[.U56]-1)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vegli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AX([.B57:.E57])" office:value-type="float" office:value="15" calcext:value-type="float">
            <text:p>15</text:p>
          </table:table-cell>
          <table:table-cell table:formula="of:=MIN([.B57:.E57])" office:value-type="float" office:value="4" calcext:value-type="float">
            <text:p>4</text:p>
          </table:table-cell>
          <table:table-cell table:formula="of:=([.H57]/[.I57]-1)*100"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sveglia</text:p>
          </table:table-cell>
          <table:table-cell table:formula="of:=[.B57]*[.B$59]/[.$F$59]" office:value-type="float" office:value="1.03632478632479" calcext:value-type="float">
            <text:p>1,03632478632479</text:p>
          </table:table-cell>
          <table:table-cell table:formula="of:=[.C57]*[.C$59]/[.$F$59]" office:value-type="float" office:value="4.63942307692308" calcext:value-type="float">
            <text:p>4,63942307692308</text:p>
          </table:table-cell>
          <table:table-cell table:formula="of:=[.D57]*[.D$59]/[.$F$59]" office:value-type="float" office:value="0.935897435897436" calcext:value-type="float">
            <text:p>0,935897435897436</text:p>
          </table:table-cell>
          <table:table-cell table:formula="of:=[.E57]*[.E$59]/[.$F$59]" office:value-type="float" office:value="0.790598290598291" calcext:value-type="float">
            <text:p>0,790598290598291</text:p>
          </table:table-cell>
          <table:table-cell table:number-columns-repeated="2"/>
          <table:table-cell table:formula="of:=MAX([.N57:.Q57])" office:value-type="float" office:value="4.63942307692308" calcext:value-type="float">
            <text:p>4,63942307692308</text:p>
          </table:table-cell>
          <table:table-cell table:formula="of:=MIN([.N57:.Q57])" office:value-type="float" office:value="0.790598290598291" calcext:value-type="float">
            <text:p>0,790598290598291</text:p>
          </table:table-cell>
          <table:table-cell table:formula="of:=([.T57]/[.U57]-1)*100" office:value-type="float" office:value="486.824324324324" calcext:value-type="float">
            <text:p>486,824324324324</text:p>
          </table:table-cell>
        </table:table-row>
        <table:table-row table:style-name="ro1">
          <table:table-cell office:value-type="string" calcext:value-type="string">
            <text:p>testarda</text:p>
          </table:table-cell>
          <table:table-cell table:style-name="ce13" office:value-type="float" office:value="18" calcext:value-type="float">
            <text:p>18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float" office:value="18" calcext:value-type="float">
            <text:p>18</text:p>
          </table:table-cell>
          <table:table-cell table:style-name="ce28" office:value-type="float" office:value="62" calcext:value-type="float">
            <text:p>62</text:p>
          </table:table-cell>
          <table:table-cell/>
          <table:table-cell table:formula="of:=MAX([.B58:.E58])" office:value-type="float" office:value="18" calcext:value-type="float">
            <text:p>18</text:p>
          </table:table-cell>
          <table:table-cell table:formula="of:=MIN([.B58:.E58])" office:value-type="float" office:value="11" calcext:value-type="float">
            <text:p>11</text:p>
          </table:table-cell>
          <table:table-cell table:formula="of:=([.H58]/[.I58]-1)*100" office:value-type="float" office:value="63.6363636363637" calcext:value-type="float">
            <text:p>63,6363636363637</text:p>
          </table:table-cell>
          <table:table-cell table:number-columns-repeated="2"/>
          <table:table-cell office:value-type="string" calcext:value-type="string">
            <text:p>testarda</text:p>
          </table:table-cell>
          <table:table-cell table:formula="of:=[.B58]*[.B$59]/[.$F$59]" office:value-type="float" office:value="4.66346153846154" calcext:value-type="float">
            <text:p>4,66346153846154</text:p>
          </table:table-cell>
          <table:table-cell table:formula="of:=[.C58]*[.C$59]/[.$F$59]" office:value-type="float" office:value="4.63942307692308" calcext:value-type="float">
            <text:p>4,63942307692308</text:p>
          </table:table-cell>
          <table:table-cell table:formula="of:=[.D58]*[.D$59]/[.$F$59]" office:value-type="float" office:value="2.57371794871795" calcext:value-type="float">
            <text:p>2,57371794871795</text:p>
          </table:table-cell>
          <table:table-cell table:formula="of:=[.E58]*[.E$59]/[.$F$59]" office:value-type="float" office:value="3.55769230769231" calcext:value-type="float">
            <text:p>3,55769230769231</text:p>
          </table:table-cell>
          <table:table-cell table:number-columns-repeated="2"/>
          <table:table-cell table:formula="of:=MAX([.N58:.Q58])" office:value-type="float" office:value="4.66346153846154" calcext:value-type="float">
            <text:p>4,66346153846154</text:p>
          </table:table-cell>
          <table:table-cell table:formula="of:=MIN([.N58:.Q58])" office:value-type="float" office:value="2.57371794871795" calcext:value-type="float">
            <text:p>2,57371794871795</text:p>
          </table:table-cell>
          <table:table-cell table:formula="of:=([.T58]/[.U58]-1)*100" office:value-type="float" office:value="81.1955168119552" calcext:value-type="float">
            <text:p>81,1955168119552</text:p>
          </table:table-cell>
        </table:table-row>
        <table:table-row table:style-name="ro1">
          <table:table-cell table:style-name="ce7" office:value-type="string" calcext:value-type="string">
            <text:p>Totale Risultato</text:p>
          </table:table-cell>
          <table:table-cell table:style-name="ce9" office:value-type="float" office:value="485" calcext:value-type="float">
            <text:p>485</text:p>
          </table:table-cell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438" calcext:value-type="float">
            <text:p>438</text:p>
          </table:table-cell>
          <table:table-cell table:style-name="ce20" office:value-type="float" office:value="370" calcext:value-type="float">
            <text:p>370</text:p>
          </table:table-cell>
          <table:table-cell table:style-name="ce29" office:value-type="float" office:value="1872" calcext:value-type="float">
            <text:p>1872</text:p>
          </table:table-cell>
          <table:table-cell/>
          <table:table-cell table:formula="of:=MAX([.B59:.E59])" office:value-type="float" office:value="579" calcext:value-type="float">
            <text:p>579</text:p>
          </table:table-cell>
          <table:table-cell table:formula="of:=MIN([.B59:.E59])" office:value-type="float" office:value="370" calcext:value-type="float">
            <text:p>370</text:p>
          </table:table-cell>
          <table:table-cell table:formula="of:=([.H59]/[.I59]-1)*100" office:value-type="float" office:value="56.4864864864865" calcext:value-type="float">
            <text:p>56,4864864864865</text:p>
          </table:table-cell>
          <table:table-cell table:number-columns-repeated="2"/>
          <table:table-cell table:style-name="ce7" office:value-type="string" calcext:value-type="string">
            <text:p>Totale Risultato</text:p>
          </table:table-cell>
          <table:table-cell table:formula="of:=[.B59]*[.B$59]/[.$F$59]" office:value-type="float" office:value="125.65438034188" calcext:value-type="float">
            <text:p>125,65438034188</text:p>
          </table:table-cell>
          <table:table-cell table:formula="of:=[.C59]*[.C$59]/[.$F$59]" office:value-type="float" office:value="179.081730769231" calcext:value-type="float">
            <text:p>179,081730769231</text:p>
          </table:table-cell>
          <table:table-cell table:formula="of:=[.D59]*[.D$59]/[.$F$59]" office:value-type="float" office:value="102.480769230769" calcext:value-type="float">
            <text:p>102,480769230769</text:p>
          </table:table-cell>
          <table:table-cell table:formula="of:=[.E59]*[.E$59]/[.$F$59]" office:value-type="float" office:value="73.1303418803419" calcext:value-type="float">
            <text:p>73,1303418803419</text:p>
          </table:table-cell>
          <table:table-cell table:number-columns-repeated="2"/>
          <table:table-cell table:formula="of:=MAX([.N59:.Q59])" office:value-type="float" office:value="179.081730769231" calcext:value-type="float">
            <text:p>179,081730769231</text:p>
          </table:table-cell>
          <table:table-cell table:formula="of:=MIN([.N59:.Q59])" office:value-type="float" office:value="73.1303418803419" calcext:value-type="float">
            <text:p>73,1303418803419</text:p>
          </table:table-cell>
          <table:table-cell table:formula="of:=([.T59]/[.U59]-1)*100" office:value-type="float" office:value="144.880204528853" calcext:value-type="float">
            <text:p>144,880204528853</text:p>
          </table:table-cell>
        </table:table-row>
        <table:table-row table:style-name="ro1" table:number-rows-repeated="6">
          <table:table-cell table:style-name="Default" table:number-columns-repeated="6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8" office:value-type="string" calcext:value-type="string">
            <text:p>dialetto</text:p>
          </table:table-cell>
          <table:table-cell table:style-name="ce14" office:value-type="string" calcext:value-type="string">
            <text:p>italiano</text:p>
          </table:table-cell>
          <table:table-cell table:style-name="ce14" office:value-type="string" calcext:value-type="string">
            <text:p>parmigiano</text:p>
          </table:table-cell>
          <table:table-cell table:style-name="ce14" office:value-type="string" calcext:value-type="string">
            <text:p>siciliano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9" office:value-type="float" office:value="485" calcext:value-type="float">
            <text:p>485</text:p>
          </table:table-cell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438" calcext:value-type="float">
            <text:p>438</text:p>
          </table:table-cell>
          <table:table-cell table:style-name="ce20" office:value-type="float" office:value="370" calcext:value-type="float">
            <text:p>370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9"/>
        </table:table-row>
      </table:table>
      <table:table table:name="Tabella pivot_Foglio1_1" table:style-name="ta1">
        <table:table-column table:style-name="co1" table:default-cell-style-name="ce6"/>
        <table:table-column table:style-name="co1" table:default-cell-style-name="ce12"/>
        <table:table-column table:style-name="co1" table:number-columns-repeated="54" table:default-cell-style-name="ce18"/>
        <table:table-column table:style-name="co1" table:default-cell-style-name="ce22"/>
        <table:table-column table:style-name="co1" table:default-cell-style-name="ce27"/>
        <table:table-row table:style-name="ro1">
          <table:table-cell table:style-name="ce3" office:value-type="string" calcext:value-type="string">
            <text:p>Somma - count</text:p>
          </table:table-cell>
          <table:table-cell table:style-name="ce10" office:value-type="string" calcext:value-type="string">
            <text:p>aggettivo</text:p>
          </table:table-cell>
          <table:table-cell table:style-name="ce16" table:number-columns-repeated="55"/>
          <table:table-cell table:style-name="ce24"/>
        </table:table-row>
        <table:table-row table:style-name="ro1">
          <table:table-cell table:style-name="ce4" office:value-type="string" calcext:value-type="string">
            <text:p>language</text:p>
          </table:table-cell>
          <table:table-cell table:style-name="ce8" office:value-type="string" calcext:value-type="string">
            <text:p>affettuosa</text:p>
          </table:table-cell>
          <table:table-cell table:style-name="ce14" office:value-type="string" calcext:value-type="string">
            <text:p>aggressiva</text:p>
          </table:table-cell>
          <table:table-cell table:style-name="ce14" office:value-type="string" calcext:value-type="string">
            <text:p>ambiziosa</text:p>
          </table:table-cell>
          <table:table-cell table:style-name="ce14" office:value-type="string" calcext:value-type="string">
            <text:p>amichevole</text:p>
          </table:table-cell>
          <table:table-cell table:style-name="ce14" office:value-type="string" calcext:value-type="string">
            <text:p>aperta</text:p>
          </table:table-cell>
          <table:table-cell table:style-name="ce14" office:value-type="string" calcext:value-type="string">
            <text:p>appassionata</text:p>
          </table:table-cell>
          <table:table-cell table:style-name="ce14" office:value-type="string" calcext:value-type="string">
            <text:p>artistica</text:p>
          </table:table-cell>
          <table:table-cell table:style-name="ce14" office:value-type="string" calcext:value-type="string">
            <text:p>brillante</text:p>
          </table:table-cell>
          <table:table-cell table:style-name="ce14" office:value-type="string" calcext:value-type="string">
            <text:p>calma</text:p>
          </table:table-cell>
          <table:table-cell table:style-name="ce14" office:value-type="string" calcext:value-type="string">
            <text:p>chiusa</text:p>
          </table:table-cell>
          <table:table-cell table:style-name="ce14" office:value-type="string" calcext:value-type="string">
            <text:p>colta</text:p>
          </table:table-cell>
          <table:table-cell table:style-name="ce14" office:value-type="string" calcext:value-type="string">
            <text:p>conservatrice</text:p>
          </table:table-cell>
          <table:table-cell table:style-name="ce14" office:value-type="string" calcext:value-type="string">
            <text:p>convenzionale</text:p>
          </table:table-cell>
          <table:table-cell table:style-name="ce14" office:value-type="string" calcext:value-type="string">
            <text:p>coscienziosa</text:p>
          </table:table-cell>
          <table:table-cell table:style-name="ce14" office:value-type="string" calcext:value-type="string">
            <text:p>creativa</text:p>
          </table:table-cell>
          <table:table-cell table:style-name="ce14" office:value-type="string" calcext:value-type="string">
            <text:p>crudele</text:p>
          </table:table-cell>
          <table:table-cell table:style-name="ce14" office:value-type="string" calcext:value-type="string">
            <text:p>diretta</text:p>
          </table:table-cell>
          <table:table-cell table:style-name="ce14" office:value-type="string" calcext:value-type="string">
            <text:p>disonesta</text:p>
          </table:table-cell>
          <table:table-cell table:style-name="ce14" office:value-type="string" calcext:value-type="string">
            <text:p>distratta</text:p>
          </table:table-cell>
          <table:table-cell table:style-name="ce14" office:value-type="string" calcext:value-type="string">
            <text:p>divertente</text:p>
          </table:table-cell>
          <table:table-cell table:style-name="ce14" office:value-type="string" calcext:value-type="string">
            <text:p>educata</text:p>
          </table:table-cell>
          <table:table-cell table:style-name="ce14" office:value-type="string" calcext:value-type="string">
            <text:p>efficiente</text:p>
          </table:table-cell>
          <table:table-cell table:style-name="ce14" office:value-type="string" calcext:value-type="string">
            <text:p>energica</text:p>
          </table:table-cell>
          <table:table-cell table:style-name="ce14" office:value-type="string" calcext:value-type="string">
            <text:p>fedele</text:p>
          </table:table-cell>
          <table:table-cell table:style-name="ce14" office:value-type="string" calcext:value-type="string">
            <text:p>fredda</text:p>
          </table:table-cell>
          <table:table-cell table:style-name="ce14" office:value-type="string" calcext:value-type="string">
            <text:p>furba</text:p>
          </table:table-cell>
          <table:table-cell table:style-name="ce14" office:value-type="string" calcext:value-type="string">
            <text:p>generosa</text:p>
          </table:table-cell>
          <table:table-cell table:style-name="ce14" office:value-type="string" calcext:value-type="string">
            <text:p>gentile</text:p>
          </table:table-cell>
          <table:table-cell table:style-name="ce14" office:value-type="string" calcext:value-type="string">
            <text:p>ignorante</text:p>
          </table:table-cell>
          <table:table-cell table:style-name="ce14" office:value-type="string" calcext:value-type="string">
            <text:p>incostante</text:p>
          </table:table-cell>
          <table:table-cell table:style-name="ce14" office:value-type="string" calcext:value-type="string">
            <text:p>inesperta</text:p>
          </table:table-cell>
          <table:table-cell table:style-name="ce14" office:value-type="string" calcext:value-type="string">
            <text:p>intelligente</text:p>
          </table:table-cell>
          <table:table-cell table:style-name="ce14" office:value-type="string" calcext:value-type="string">
            <text:p>irascibile</text:p>
          </table:table-cell>
          <table:table-cell table:style-name="ce14" office:value-type="string" calcext:value-type="string">
            <text:p>leale</text:p>
          </table:table-cell>
          <table:table-cell table:style-name="ce14" office:value-type="string" calcext:value-type="string">
            <text:p>maleducata</text:p>
          </table:table-cell>
          <table:table-cell table:style-name="ce14" office:value-type="string" calcext:value-type="string">
            <text:p>noiosa</text:p>
          </table:table-cell>
          <table:table-cell table:style-name="ce14" office:value-type="string" calcext:value-type="string">
            <text:p>onesta</text:p>
          </table:table-cell>
          <table:table-cell table:style-name="ce14" office:value-type="string" calcext:value-type="string">
            <text:p>ordinata</text:p>
          </table:table-cell>
          <table:table-cell table:style-name="ce14" office:value-type="string" calcext:value-type="string">
            <text:p>pia</text:p>
          </table:table-cell>
          <table:table-cell table:style-name="ce14" office:value-type="string" calcext:value-type="string">
            <text:p>pigra</text:p>
          </table:table-cell>
          <table:table-cell table:style-name="ce14" office:value-type="string" calcext:value-type="string">
            <text:p>pratica</text:p>
          </table:table-cell>
          <table:table-cell table:style-name="ce14" office:value-type="string" calcext:value-type="string">
            <text:p>precisa</text:p>
          </table:table-cell>
          <table:table-cell table:style-name="ce14" office:value-type="string" calcext:value-type="string">
            <text:p>progressista</text:p>
          </table:table-cell>
          <table:table-cell table:style-name="ce14" office:value-type="string" calcext:value-type="string">
            <text:p>pulita</text:p>
          </table:table-cell>
          <table:table-cell table:style-name="ce14" office:value-type="string" calcext:value-type="string">
            <text:p>riservata</text:p>
          </table:table-cell>
          <table:table-cell table:style-name="ce14" office:value-type="string" calcext:value-type="string">
            <text:p>ritardataria</text:p>
          </table:table-cell>
          <table:table-cell table:style-name="ce14" office:value-type="string" calcext:value-type="string">
            <text:p>rumorosa</text:p>
          </table:table-cell>
          <table:table-cell table:style-name="ce14" office:value-type="string" calcext:value-type="string">
            <text:p>scortese</text:p>
          </table:table-cell>
          <table:table-cell table:style-name="ce14" office:value-type="string" calcext:value-type="string">
            <text:p>sensibile</text:p>
          </table:table-cell>
          <table:table-cell table:style-name="ce14" office:value-type="string" calcext:value-type="string">
            <text:p>silenziosa</text:p>
          </table:table-cell>
          <table:table-cell table:style-name="ce14" office:value-type="string" calcext:value-type="string">
            <text:p>sofisticata</text:p>
          </table:table-cell>
          <table:table-cell table:style-name="ce14" office:value-type="string" calcext:value-type="string">
            <text:p>sospettosa</text:p>
          </table:table-cell>
          <table:table-cell table:style-name="ce14" office:value-type="string" calcext:value-type="string">
            <text:p>sporca</text:p>
          </table:table-cell>
          <table:table-cell table:style-name="ce14" office:value-type="string" calcext:value-type="string">
            <text:p>stupida</text:p>
          </table:table-cell>
          <table:table-cell table:style-name="ce14" office:value-type="string" calcext:value-type="string">
            <text:p>sveglia</text:p>
          </table:table-cell>
          <table:table-cell table:style-name="ce14" office:value-type="string" calcext:value-type="string">
            <text:p>testarda</text:p>
          </table:table-cell>
          <table:table-cell table:style-name="ce25" office:value-type="string" calcext:value-type="string">
            <text:p>Totale Risultato</text:p>
          </table:table-cell>
        </table:table-row>
        <table:table-row table:style-name="ro1">
          <table:table-cell table:style-name="ce5" office:value-type="string" calcext:value-type="string">
            <text:p>dialetto</text:p>
          </table:table-cell>
          <table:table-cell table:style-name="ce11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18" calcext:value-type="float">
            <text:p>18</text:p>
          </table:table-cell>
          <table:table-cell table:style-name="ce26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parmigiano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siciliano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18" calcext:value-type="float">
            <text:p>18</text:p>
          </table:table-cell>
          <table:table-cell table:style-name="ce28" office:value-type="float" office:value="370" calcext:value-type="float">
            <text:p>370</text:p>
          </table:table-cell>
        </table:table-row>
        <table:table-row table:style-name="ro1">
          <table:table-cell table:style-name="ce7" office:value-type="string" calcext:value-type="string">
            <text:p>Totale Risultato</text:p>
          </table:table-cell>
          <table:table-cell table:style-name="ce9" office:value-type="float" office:value="72" calcext:value-type="float">
            <text:p>72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62" calcext:value-type="float">
            <text:p>62</text:p>
          </table:table-cell>
          <table:table-cell table:style-name="ce29" office:value-type="float" office:value="1872" calcext:value-type="float">
            <text:p>1872</text:p>
          </table:table-cell>
        </table:table-row>
      </table:table>
      <table:named-expressions/>
      <table:data-pilot-tables>
        <table:data-pilot-table table:name="DataPilot1" table:application-data="" table:target-range-address="'Tabella pivot_Foglio1_1'.A1:'Tabella pivot_Foglio1_1'.BF7" table:buttons="'Tabella pivot_Foglio1_1'.A2 'Tabella pivot_Foglio1_1'.B1" table:show-filter-button="false" table:drill-down-on-double-click="false">
          <table:source-cell-range table:cell-range-address="Foglio1.B3:Foglio1.D227"/>
          <table:data-pilot-field table:source-field-name="language" table:orientation="row" table:used-hierarchy="0" table:function="auto">
            <table:data-pilot-level table:show-empty="false" calcext:repeat-item-labels="false">
              <table:data-pilot-members>
                <table:data-pilot-member table:name="dialetto" table:display="true" table:show-details="true"/>
                <table:data-pilot-member table:name="italiano" table:display="true" table:show-details="true"/>
                <table:data-pilot-member table:name="parmigiano" table:display="true" table:show-details="true"/>
                <table:data-pilot-member table:name="sicilian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gettivo" table:orientation="column" table:used-hierarchy="0" table:function="auto">
            <table:data-pilot-level table:show-empty="false" calcext:repeat-item-labels="false">
              <table:data-pilot-members>
                <table:data-pilot-member table:name="affettuosa" table:display="true" table:show-details="true"/>
                <table:data-pilot-member table:name="aggressiva" table:display="true" table:show-details="true"/>
                <table:data-pilot-member table:name="ambiziosa" table:display="true" table:show-details="true"/>
                <table:data-pilot-member table:name="amichevole" table:display="true" table:show-details="true"/>
                <table:data-pilot-member table:name="aperta" table:display="true" table:show-details="true"/>
                <table:data-pilot-member table:name="appassionata" table:display="true" table:show-details="true"/>
                <table:data-pilot-member table:name="artistica" table:display="true" table:show-details="true"/>
                <table:data-pilot-member table:name="brillante" table:display="true" table:show-details="true"/>
                <table:data-pilot-member table:name="calma" table:display="true" table:show-details="true"/>
                <table:data-pilot-member table:name="chiusa" table:display="true" table:show-details="true"/>
                <table:data-pilot-member table:name="colta" table:display="true" table:show-details="true"/>
                <table:data-pilot-member table:name="conservatrice" table:display="true" table:show-details="true"/>
                <table:data-pilot-member table:name="convenzionale" table:display="true" table:show-details="true"/>
                <table:data-pilot-member table:name="coscienziosa" table:display="true" table:show-details="true"/>
                <table:data-pilot-member table:name="creativa" table:display="true" table:show-details="true"/>
                <table:data-pilot-member table:name="crudele" table:display="true" table:show-details="true"/>
                <table:data-pilot-member table:name="diretta" table:display="true" table:show-details="true"/>
                <table:data-pilot-member table:name="disonesta" table:display="true" table:show-details="true"/>
                <table:data-pilot-member table:name="distratta" table:display="true" table:show-details="true"/>
                <table:data-pilot-member table:name="divertente" table:display="true" table:show-details="true"/>
                <table:data-pilot-member table:name="educata" table:display="true" table:show-details="true"/>
                <table:data-pilot-member table:name="efficiente" table:display="true" table:show-details="true"/>
                <table:data-pilot-member table:name="energica" table:display="true" table:show-details="true"/>
                <table:data-pilot-member table:name="fedele" table:display="true" table:show-details="true"/>
                <table:data-pilot-member table:name="fredda" table:display="true" table:show-details="true"/>
                <table:data-pilot-member table:name="furba" table:display="true" table:show-details="true"/>
                <table:data-pilot-member table:name="generosa" table:display="true" table:show-details="true"/>
                <table:data-pilot-member table:name="gentile" table:display="true" table:show-details="true"/>
                <table:data-pilot-member table:name="ignorante" table:display="true" table:show-details="true"/>
                <table:data-pilot-member table:name="incostante" table:display="true" table:show-details="true"/>
                <table:data-pilot-member table:name="inesperta" table:display="true" table:show-details="true"/>
                <table:data-pilot-member table:name="intelligente" table:display="true" table:show-details="true"/>
                <table:data-pilot-member table:name="irascibile" table:display="true" table:show-details="true"/>
                <table:data-pilot-member table:name="leale" table:display="true" table:show-details="true"/>
                <table:data-pilot-member table:name="maleducata" table:display="true" table:show-details="true"/>
                <table:data-pilot-member table:name="noiosa" table:display="true" table:show-details="true"/>
                <table:data-pilot-member table:name="onesta" table:display="true" table:show-details="true"/>
                <table:data-pilot-member table:name="ordinata" table:display="true" table:show-details="true"/>
                <table:data-pilot-member table:name="pia" table:display="true" table:show-details="true"/>
                <table:data-pilot-member table:name="pigra" table:display="true" table:show-details="true"/>
                <table:data-pilot-member table:name="pratica" table:display="true" table:show-details="true"/>
                <table:data-pilot-member table:name="precisa" table:display="true" table:show-details="true"/>
                <table:data-pilot-member table:name="progressista" table:display="true" table:show-details="true"/>
                <table:data-pilot-member table:name="pulita" table:display="true" table:show-details="true"/>
                <table:data-pilot-member table:name="riservata" table:display="true" table:show-details="true"/>
                <table:data-pilot-member table:name="ritardataria" table:display="true" table:show-details="true"/>
                <table:data-pilot-member table:name="rumorosa" table:display="true" table:show-details="true"/>
                <table:data-pilot-member table:name="scortese" table:display="true" table:show-details="true"/>
                <table:data-pilot-member table:name="sensibile" table:display="true" table:show-details="true"/>
                <table:data-pilot-member table:name="silenziosa" table:display="true" table:show-details="true"/>
                <table:data-pilot-member table:name="sofisticata" table:display="true" table:show-details="true"/>
                <table:data-pilot-member table:name="sospettosa" table:display="true" table:show-details="true"/>
                <table:data-pilot-member table:name="sporca" table:display="true" table:show-details="true"/>
                <table:data-pilot-member table:name="stupida" table:display="true" table:show-details="true"/>
                <table:data-pilot-member table:name="sveglia" table:display="true" table:show-details="true"/>
                <table:data-pilot-member table:name="testar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u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la pivot_Foglio1_2'.A1:'Tabella pivot_Foglio1_2'.F59" table:buttons="'Tabella pivot_Foglio1_2'.A2 'Tabella pivot_Foglio1_2'.B1" table:show-filter-button="false" table:drill-down-on-double-click="false">
          <table:source-cell-range table:cell-range-address="Foglio1.A3:Foglio1.D227"/>
          <table:data-pilot-field table:source-field-name="language" table:orientation="column" table:used-hierarchy="0" table:function="auto">
            <table:data-pilot-level table:show-empty="false" calcext:repeat-item-labels="false">
              <table:data-pilot-members>
                <table:data-pilot-member table:name="dialetto" table:display="true" table:show-details="true"/>
                <table:data-pilot-member table:name="italiano" table:display="true" table:show-details="true"/>
                <table:data-pilot-member table:name="parmigiano" table:display="true" table:show-details="true"/>
                <table:data-pilot-member table:name="sicilian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gettivo" table:orientation="row" table:used-hierarchy="0" table:function="auto">
            <table:data-pilot-level table:show-empty="false" calcext:repeat-item-labels="false">
              <table:data-pilot-members>
                <table:data-pilot-member table:name="affettuosa" table:display="true" table:show-details="true"/>
                <table:data-pilot-member table:name="aggressiva" table:display="true" table:show-details="true"/>
                <table:data-pilot-member table:name="ambiziosa" table:display="true" table:show-details="true"/>
                <table:data-pilot-member table:name="amichevole" table:display="true" table:show-details="true"/>
                <table:data-pilot-member table:name="aperta" table:display="true" table:show-details="true"/>
                <table:data-pilot-member table:name="appassionata" table:display="true" table:show-details="true"/>
                <table:data-pilot-member table:name="artistica" table:display="true" table:show-details="true"/>
                <table:data-pilot-member table:name="brillante" table:display="true" table:show-details="true"/>
                <table:data-pilot-member table:name="calma" table:display="true" table:show-details="true"/>
                <table:data-pilot-member table:name="chiusa" table:display="true" table:show-details="true"/>
                <table:data-pilot-member table:name="colta" table:display="true" table:show-details="true"/>
                <table:data-pilot-member table:name="conservatrice" table:display="true" table:show-details="true"/>
                <table:data-pilot-member table:name="convenzionale" table:display="true" table:show-details="true"/>
                <table:data-pilot-member table:name="coscienziosa" table:display="true" table:show-details="true"/>
                <table:data-pilot-member table:name="creativa" table:display="true" table:show-details="true"/>
                <table:data-pilot-member table:name="crudele" table:display="true" table:show-details="true"/>
                <table:data-pilot-member table:name="diretta" table:display="true" table:show-details="true"/>
                <table:data-pilot-member table:name="disonesta" table:display="true" table:show-details="true"/>
                <table:data-pilot-member table:name="distratta" table:display="true" table:show-details="true"/>
                <table:data-pilot-member table:name="divertente" table:display="true" table:show-details="true"/>
                <table:data-pilot-member table:name="educata" table:display="true" table:show-details="true"/>
                <table:data-pilot-member table:name="efficiente" table:display="true" table:show-details="true"/>
                <table:data-pilot-member table:name="energica" table:display="true" table:show-details="true"/>
                <table:data-pilot-member table:name="fedele" table:display="true" table:show-details="true"/>
                <table:data-pilot-member table:name="fredda" table:display="true" table:show-details="true"/>
                <table:data-pilot-member table:name="furba" table:display="true" table:show-details="true"/>
                <table:data-pilot-member table:name="generosa" table:display="true" table:show-details="true"/>
                <table:data-pilot-member table:name="gentile" table:display="true" table:show-details="true"/>
                <table:data-pilot-member table:name="ignorante" table:display="true" table:show-details="true"/>
                <table:data-pilot-member table:name="incostante" table:display="true" table:show-details="true"/>
                <table:data-pilot-member table:name="inesperta" table:display="true" table:show-details="true"/>
                <table:data-pilot-member table:name="intelligente" table:display="true" table:show-details="true"/>
                <table:data-pilot-member table:name="irascibile" table:display="true" table:show-details="true"/>
                <table:data-pilot-member table:name="leale" table:display="true" table:show-details="true"/>
                <table:data-pilot-member table:name="maleducata" table:display="true" table:show-details="true"/>
                <table:data-pilot-member table:name="noiosa" table:display="true" table:show-details="true"/>
                <table:data-pilot-member table:name="onesta" table:display="true" table:show-details="true"/>
                <table:data-pilot-member table:name="ordinata" table:display="true" table:show-details="true"/>
                <table:data-pilot-member table:name="pia" table:display="true" table:show-details="true"/>
                <table:data-pilot-member table:name="pigra" table:display="true" table:show-details="true"/>
                <table:data-pilot-member table:name="pratica" table:display="true" table:show-details="true"/>
                <table:data-pilot-member table:name="precisa" table:display="true" table:show-details="true"/>
                <table:data-pilot-member table:name="progressista" table:display="true" table:show-details="true"/>
                <table:data-pilot-member table:name="pulita" table:display="true" table:show-details="true"/>
                <table:data-pilot-member table:name="riservata" table:display="true" table:show-details="true"/>
                <table:data-pilot-member table:name="ritardataria" table:display="true" table:show-details="true"/>
                <table:data-pilot-member table:name="rumorosa" table:display="true" table:show-details="true"/>
                <table:data-pilot-member table:name="scortese" table:display="true" table:show-details="true"/>
                <table:data-pilot-member table:name="sensibile" table:display="true" table:show-details="true"/>
                <table:data-pilot-member table:name="silenziosa" table:display="true" table:show-details="true"/>
                <table:data-pilot-member table:name="sofisticata" table:display="true" table:show-details="true"/>
                <table:data-pilot-member table:name="sospettosa" table:display="true" table:show-details="true"/>
                <table:data-pilot-member table:name="sporca" table:display="true" table:show-details="true"/>
                <table:data-pilot-member table:name="stupida" table:display="true" table:show-details="true"/>
                <table:data-pilot-member table:name="sveglia" table:display="true" table:show-details="true"/>
                <table:data-pilot-member table:name="testar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06:58:17.979245482</meta:creation-date>
    <dc:date>2025-12-28T09:00:34.400285220</dc:date>
    <meta:editing-duration>PT53S</meta:editing-duration>
    <meta:editing-cycles>1</meta:editing-cycles>
    <meta:generator>LibreOffice/24.2.7.2$Linux_X86_64 LibreOffice_project/420$Build-2</meta:generator>
    <meta:document-statistic meta:table-count="3" meta:cell-count="22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1.484cm" svg:height="20.525cm" xlink:href=".." xlink:type="simple" loext:data-pilot-source="DataPilot2" chart:class="chart:bar" chart:style-name="ch1">
        <chart:title svg:x="23.079cm" svg:y="0.546cm" chart:style-name="ch2">
          <text:p>number of found adjective</text:p>
        </chart:title>
        <chart:legend chart:legend-position="end" svg:x="42.908cm" svg:y="6.727cm" style:legend-expansion="high" chart:style-name="ch3"/>
        <chart:plot-area chart:style-name="ch4" table:cell-range-address="PivotChart" chart:data-source-has-labels="column" svg:x="1.029cm" svg:y="1.735cm" svg:width="40.85cm" svg:height="17.48cm">
          <chart:coordinate-region svg:x="1.88cm" svg:y="1.934cm" svg:width="39.999cm" svg:height="15.197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56"/>
          </chart:series>
          <chart:series chart:style-name="ch9" chart:values-cell-range-address="PT@data 1" chart:label-cell-address="PT@label 1" chart:class="chart:bar">
            <chart:data-point chart:repeated="56"/>
          </chart:series>
          <chart:series chart:style-name="ch10" chart:values-cell-range-address="PT@data 2" chart:label-cell-address="PT@label 2" chart:class="chart:bar">
            <chart:data-point chart:repeated="56"/>
          </chart:series>
          <chart:series chart:style-name="ch11" chart:values-cell-range-address="PT@data 3" chart:label-cell-address="PT@label 3" chart:class="chart:bar">
            <chart:data-point chart:repeated="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aletto</text:p>
                <draw:g>
                  <svg:desc>PT@label 0</svg:desc>
                </draw:g>
              </table:table-cell>
              <table:table-cell office:value-type="string">
                <text:p>italiano</text:p>
                <draw:g>
                  <svg:desc>PT@label 1</svg:desc>
                </draw:g>
              </table:table-cell>
              <table:table-cell office:value-type="string">
                <text:p>parmigiano</text:p>
                <draw:g>
                  <svg:desc>PT@label 2</svg:desc>
                </draw:g>
              </table:table-cell>
              <table:table-cell office:value-type="string">
                <text:p>siciliano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ffettuosa</text:p>
                <draw:g>
                  <svg:desc>PT@categories</svg:desc>
                </draw:g>
              </table:table-cell>
              <table:table-cell office:value-type="float" office:value="19">
                <text:p>19</text:p>
                <draw:g>
                  <svg:desc>PT@data 0</svg:desc>
                </draw:g>
              </table:table-cell>
              <table:table-cell office:value-type="float" office:value="20">
                <text:p>20</text:p>
                <draw:g>
                  <svg:desc>PT@data 1</svg:desc>
                </draw:g>
              </table:table-cell>
              <table:table-cell office:value-type="float" office:value="16">
                <text:p>16</text:p>
                <draw:g>
                  <svg:desc>PT@data 2</svg:desc>
                </draw:g>
              </table:table-cell>
              <table:table-cell office:value-type="float" office:value="17">
                <text:p>17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aggressiva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mbizios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ichevole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erta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ppassionata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rtistica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rillante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m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iusa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lta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ervatrice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venzionale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scienziosa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va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rudele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retta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sonesta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stratta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vertente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ducata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fficiente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ergica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edele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edda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urba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neros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entile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gnorante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costante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nesperta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ntelligen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rascibile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eale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educata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noiosa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esta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rdinata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ia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igr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atica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cisa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gressist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lita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servata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tardataria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umorosa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ortese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ensibile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ilenzios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fisticata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spettosa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porca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tupid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veglia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estarda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